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11B3000001224AACB70A577CE6E7.png" manifest:media-type="image/png"/>
  <manifest:file-entry manifest:full-path="Pictures/10000201000011950000010EED9547FE26C0BC30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DejaVu Sans" svg:font-family="'DejaVu Sans'" style:font-pitch="variable"/>
    <style:font-face style:name="Droid Sans Fallback" svg:font-family="'Droid Sans Fallback'" style:font-pitch="variable"/>
    <style:font-face style:name="FreeSans" svg:font-family="FreeSans" style:font-pitch="variable"/>
    <style:font-face style:name="Liberation Sans2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9.218cm" fo:padding-top="0.127cm" fo:padding-bottom="0.127cm" fo:padding-left="0.254cm" fo:padding-right="0.254cm" fo:wrap-option="no-wrap"/>
    </style:style>
    <style:style style:name="gr3" style:family="graphic">
      <style:graphic-properties style:protect="size"/>
    </style:style>
    <style:style style:name="pr1" style:family="presentation" style:parent-style-name="Master1-Layout7-blank-Leer-title">
      <style:graphic-properties draw:stroke="none" draw:fill="none" draw:textarea-horizontal-align="left" draw:textarea-vertical-align="middle" draw:auto-grow-height="true" draw:auto-grow-width="false" fo:min-height="4.573cm" fo:padding-top="0cm" fo:padding-bottom="0cm" fo:padding-left="0cm" fo:padding-right="0cm" fo:wrap-option="wrap"/>
    </style:style>
    <style:style style:name="pr2" style:family="presentation" style:parent-style-name="Master1-Layout7-blank-Leer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3" style:family="presentation" style:parent-style-name="Master1-Layout7-blank-Leer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4" style:family="presentation" style:parent-style-name="Master1-Layout2-obj-Titel-und-Inhal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5" style:family="presentation" style:parent-style-name="Master1-Layout2-obj-Titel-und-Inhalt-outline1">
      <style:graphic-properties fo:min-height="10.519cm"/>
    </style:style>
    <style:style style:name="pr6" style:family="presentation" style:parent-style-name="Master1-Layout2-obj-Titel-und-Inhalt-notes">
      <style:graphic-properties draw:fill-color="#ffffff" fo:min-height="13.364cm"/>
    </style:style>
    <style:style style:name="pr7" style:family="presentation" style:parent-style-name="Master1-Layout4-twoObj-Zwei-Inhalt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8" style:family="presentation" style:parent-style-name="Master1-Layout4-twoObj-Zwei-Inhalte-outline1">
      <style:graphic-properties fo:min-height="11.169cm"/>
    </style:style>
    <style:style style:name="pr9" style:family="presentation" style:parent-style-name="Master1-Layout4-twoObj-Zwei-Inhalte-outline1">
      <style:graphic-properties draw:stroke="none" draw:fill="none" draw:textarea-horizontal-align="left" draw:textarea-vertical-align="top" draw:auto-grow-height="false" draw:auto-grow-width="false" fo:min-height="11.928cm" fo:padding-top="0cm" fo:padding-bottom="0cm" fo:padding-left="0cm" fo:padding-right="0cm" fo:wrap-option="wrap"/>
    </style:style>
    <style:style style:name="pr10" style:family="presentation" style:parent-style-name="Master1-Layout4-twoObj-Zwei-Inhalte-notes">
      <style:graphic-properties draw:fill-color="#ffffff" fo:min-height="13.364cm"/>
    </style:style>
    <style:style style:name="pr11" style:family="presentation" style:parent-style-name="Master1-Layout2-obj-Titel-und-Inhalt-outline1">
      <style:graphic-properties fo:min-height="7.373cm"/>
    </style:style>
    <style:style style:name="pr12" style:family="presentation" style:parent-style-name="Master1-Layout2-obj-Titel-und-Inhalt-outline1">
      <style:graphic-properties fo:min-height="6.009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  <style:text-properties fo:font-size="34pt" style:font-size-asian="34pt" style:font-size-complex="34pt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/>
      </style:paragraph-properties>
      <style:text-properties fo:font-size="34pt" style:font-size-asian="34pt" style:font-size-complex="34pt"/>
    </style:style>
    <style:style style:name="P3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P4" style:family="paragraph">
      <loext:graphic-properties draw:fill="none"/>
      <style:paragraph-properties style:writing-mode="lr-tb" style:font-independent-line-spacing="true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6" style:family="paragraph">
      <loext:graphic-properties draw:fill="none" draw:fill-color="#ffffff"/>
      <style:paragraph-properties style:writing-mode="lr-tb" style:font-independent-line-spacing="tru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9" style:family="paragraph">
      <loext:graphic-properties draw:fill-color="#ffffff"/>
    </style:style>
    <style:style style:name="T1" style:family="text">
      <style:text-properties fo:font-variant="normal" fo:text-transform="none" fo:color="#0066cc" style:text-line-through-style="none" style:text-line-through-type="none" style:text-position="0% 100%" style:font-name="Liberation Sans1" fo:font-size="3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4pt" style:font-style-asian="normal" style:font-weight-asian="bold" style:font-size-complex="34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ans1" fo:font-size="3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ans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ans1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ans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7" style:family="text">
      <style:text-properties fo:font-variant="normal" fo:text-transform="none" fo:color="#0066cc" style:text-line-through-style="none" style:text-line-through-type="none" style:text-position="0% 100%" style:font-name="Liberation Sans1" fo:font-size="36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Leer">
        <draw:frame draw:name="Titel 1" presentation:style-name="pr1" draw:text-style-name="P2" draw:layer="layout" svg:width="25.199cm" svg:height="4.573cm" svg:x="1.4cm" svg:y="0.673cm" presentation:class="title" presentation:user-transformed="true">
          <draw:text-box>
            <text:p text:style-name="P1"><text:span text:style-name="T1">Real-time robot arm control using motor imaginary movements decoded from EEG signals</text:span></text:p>
          </draw:text-box>
        </draw:frame>
        <draw:frame draw:name="Textplatzhalter 2" presentation:style-name="pr2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3"><text:span text:style-name="T2"/></text:p>
              </text:list-item>
              <text:list-item>
                <text:p text:style-name="P3"><text:span text:style-name="T2">Research Practice</text:span></text:p>
              </text:list-item>
              <text:list-item>
                <text:p text:style-name="P3"><text:span text:style-name="T3"/></text:p>
              </text:list-item>
              <text:list-item>
                <text:p text:style-name="P3"><text:span text:style-name="T3"/></text:p>
              </text:list-item>
              <text:list-item>
                <text:p text:style-name="P3"><text:span text:style-name="T3"/></text:p>
              </text:list-item>
              <text:list-item>
                <text:p text:style-name="P3"><text:span text:style-name="T4">Juri Fedjaev </text:span><text:span text:style-name="T3"><text:line-break/></text:span><text:span text:style-name="T5">2017-05-21</text:span></text:p>
              </text:list-item>
            </text:list>
          </draw:text-box>
        </draw:frame>
        <presentation:notes draw:style-name="dp2">
          <draw:frame draw:name="Foliennummernplatzhalter 6" draw:style-name="gr1" draw:text-style-name="P4" draw:layer="layout" svg:width="9.113cm" svg:height="1.484cm" svg:x="11.886cm" svg:y="28.215cm">
            <draw:text-box>
              <text:p text:style-name="P5"><text:span text:style-name="T6"><text:page-number>&lt;Foliennummer&gt;</text:page-number></text:span></text:p>
            </draw:text-box>
          </draw:frame>
          <draw:page-thumbnail draw:name="Folienbildplatzhalter 1" draw:layer="layout" svg:width="14.848cm" svg:height="11.135cm" svg:x="3.074cm" svg:y="2.258cm" draw:page-number="1" presentation:class="page"/>
          <draw:frame draw:name="Notizenplatzhalter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" draw:style-name="dp1" draw:master-page-name="Master1-Layout2-obj-Titel-und-Inhalt" presentation:presentation-page-layout-name="AL1T11">
        <draw:frame draw:name="Titel 1" presentation:style-name="pr4" draw:text-style-name="P4" draw:layer="layout" svg:width="25.199cm" svg:height="3.506cm" svg:x="1.4cm" svg:y="0.837cm" presentation:class="title">
          <draw:text-box>
            <text:p text:style-name="P7"><text:span text:style-name="T7">Introduction</text:span></text:p>
          </draw:text-box>
        </draw:frame>
        <draw:frame presentation:style-name="pr5" draw:layer="layout" svg:width="18.521cm" svg:height="10.769cm" svg:x="4.738cm" svg:y="5.618cm" presentation:class="outline" presentation:placeholder="true" presentation:user-transformed="true">
          <draw:text-box/>
        </draw:frame>
        <draw:frame draw:name="Textfeld 3" draw:style-name="gr2" draw:text-style-name="P4" draw:layer="layout" svg:width="9.726cm" svg:height="1.026cm" svg:x="18.032cm" svg:y="18.032cm">
          <draw:text-box>
            <text:p text:style-name="P8"><text:span text:style-name="T8">[Rehabilitation Institute of Chicago]</text:span></text:p>
          </draw:text-box>
        </draw:frame>
        <presentation:notes draw:style-name="dp3">
          <draw:page-thumbnail draw:style-name="gr3" draw:layer="layout" svg:width="14.848cm" svg:height="11.136cm" svg:x="3.075cm" svg:y="2.257cm" draw:page-number="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1" draw:master-page-name="Master1-Layout4-twoObj-Zwei-Inhalte" presentation:presentation-page-layout-name="AL2T13">
        <draw:frame draw:name="Titel 1" presentation:style-name="pr7" draw:text-style-name="P4" draw:layer="layout" svg:width="25.199cm" svg:height="3.506cm" svg:x="1.4cm" svg:y="0.837cm" presentation:class="title">
          <draw:text-box>
            <text:p text:style-name="P7"><text:span text:style-name="T7">EMG signals and Recording techniques</text:span></text:p>
          </draw:text-box>
        </draw:frame>
        <draw:frame presentation:style-name="pr8" draw:layer="layout" svg:width="12.387cm" svg:height="11.419cm" svg:x="1.398cm" svg:y="5.293cm" presentation:class="outline" presentation:placeholder="true" presentation:user-transformed="true">
          <draw:text-box/>
        </draw:frame>
        <draw:frame draw:name="Inhaltsplatzhalter 6" presentation:style-name="pr9" draw:text-style-name="P4" draw:layer="layout" svg:width="25.2cm" svg:height="12.178cm" svg:x="1.4cm" svg:y="4.913cm" presentation:class="outline" presentation:placeholder="true">
          <draw:text-box/>
        </draw:frame>
        <presentation:notes draw:style-name="dp3">
          <draw:page-thumbnail draw:style-name="gr3" draw:layer="layout" svg:width="14.848cm" svg:height="11.136cm" svg:x="3.075cm" svg:y="2.257cm" draw:page-number="3" presentation:class="page"/>
          <draw:frame presentation:style-name="pr1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" draw:style-name="dp1" draw:master-page-name="Master1-Layout2-obj-Titel-und-Inhalt" presentation:presentation-page-layout-name="AL1T11">
        <draw:frame draw:name="Titel 1" presentation:style-name="pr4" draw:text-style-name="P4" draw:layer="layout" svg:width="25.199cm" svg:height="3.506cm" svg:x="1.4cm" svg:y="0.837cm" presentation:class="title">
          <draw:text-box>
            <text:p text:style-name="P7"><text:span text:style-name="T7">Overview – Feature Extraction &amp; Classification </text:span></text:p>
          </draw:text-box>
        </draw:frame>
        <draw:frame presentation:style-name="pr11" draw:layer="layout" svg:width="23.276cm" svg:height="7.623cm" svg:x="2.361cm" svg:y="6.809cm" presentation:class="outline" presentation:placeholder="true" presentation:user-transformed="true">
          <draw:text-box/>
        </draw:frame>
        <presentation:notes draw:style-name="dp3">
          <draw:page-thumbnail draw:style-name="gr3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1" draw:master-page-name="Master1-Layout2-obj-Titel-und-Inhalt" presentation:presentation-page-layout-name="AL1T11">
        <draw:frame draw:name="Titel 1" presentation:style-name="pr4" draw:text-style-name="P4" draw:layer="layout" svg:width="25.199cm" svg:height="3.506cm" svg:x="1.4cm" svg:y="0.837cm" presentation:class="title">
          <draw:text-box>
            <text:p text:style-name="P7"><text:span text:style-name="T7">Overview – Feature Extraction &amp; Classification </text:span></text:p>
          </draw:text-box>
        </draw:frame>
        <draw:frame presentation:style-name="pr12" draw:layer="layout" svg:width="23.618cm" svg:height="6.259cm" svg:x="2.19cm" svg:y="7.44cm" presentation:class="outline" presentation:placeholder="true" presentation:user-transformed="true">
          <draw:text-box/>
        </draw:frame>
        <presentation:notes draw:style-name="dp3">
          <draw:page-thumbnail draw:style-name="gr3" draw:layer="layout" svg:width="14.848cm" svg:height="11.136cm" svg:x="3.075cm" svg:y="2.257cm" draw:page-number="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DejaVu Sans" svg:font-family="'DejaVu Sans'" style:font-pitch="variable"/>
    <style:font-face style:name="Droid Sans Fallback" svg:font-family="'Droid Sans Fallback'" style:font-pitch="variable"/>
    <style:font-face style:name="FreeSans" svg:font-family="FreeSans" style:font-pitch="variable"/>
    <style:font-face style:name="Liberation Sans2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Default-background" style:family="presentation">
      <style:graphic-properties draw:stroke="none" draw:fill="solid" draw:fill-color="#ffffff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 draw:auto-grow-height="false" draw:fit-to-size="shrink-to-fit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.4cm" fo:margin-bottom="0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.3cm" fo:margin-bottom="0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.2cm" fo:margin-bottom="0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.1cm" fo:margin-bottom="0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.1cm" fo:margin-bottom="0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.1cm" fo:margin-bottom="0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.1cm" fo:margin-bottom="0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.1cm" fo:margin-bottom="0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shrink-to-fit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shrink-to-fit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background" style:display-name="Master1-Layout3-secHead-Abschnitts-&#10;überschrift-background" style:family="presentation">
      <style:graphic-properties draw:stroke="none" draw:fill="solid" draw:fill-color="#ffffff"/>
      <style:text-properties style:letter-kerning="true"/>
    </style:style>
    <style:style style:name="Master1-Layout3-secHead-Abschnitts-_a_überschrift-backgroundobjects" style:display-name="Master1-Layout3-secHead-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-_a_überschrift-notes" style:display-name="Master1-Layout3-secHead-Abschnitts-&#10;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1" style:display-name="Master1-Layout3-secHead-Abschnitts-&#10;überschrift-outline1" style:family="presentation">
      <style:graphic-properties draw:stroke="none" draw:fill="none" draw:auto-grow-height="false" draw:fit-to-size="shrink-to-fit">
        <text:list-style style:name="Master1-Layout3-secHead-Abschnitts-_a_überschrift-outline1" style:display-name="Master1-Layout3-secHead-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2" style:display-name="Master1-Layout3-secHead-Abschnitts-&#10;überschrift-outline2" style:family="presentation" style:parent-style-name="Master1-Layout3-secHead-Abschnitts-_a_überschrift-outline1">
      <style:paragraph-properties fo:margin-top="0.4cm" fo:margin-bottom="0cm"/>
      <style:text-properties fo:font-size="28pt" style:font-size-asian="28pt" style:font-size-complex="28pt"/>
    </style:style>
    <style:style style:name="Master1-Layout3-secHead-Abschnitts-_a_überschrift-outline3" style:display-name="Master1-Layout3-secHead-Abschnitts-&#10;überschrift-outline3" style:family="presentation" style:parent-style-name="Master1-Layout3-secHead-Abschnitts-_a_überschrift-outline2">
      <style:paragraph-properties fo:margin-top="0.3cm" fo:margin-bottom="0cm"/>
      <style:text-properties fo:font-size="24pt" style:font-size-asian="24pt" style:font-size-complex="24pt"/>
    </style:style>
    <style:style style:name="Master1-Layout3-secHead-Abschnitts-_a_überschrift-outline4" style:display-name="Master1-Layout3-secHead-Abschnitts-&#10;überschrift-outline4" style:family="presentation" style:parent-style-name="Master1-Layout3-secHead-Abschnitts-_a_überschrift-outline3">
      <style:paragraph-properties fo:margin-top="0.2cm" fo:margin-bottom="0cm"/>
      <style:text-properties fo:font-size="20pt" style:font-size-asian="20pt" style:font-size-complex="20pt"/>
    </style:style>
    <style:style style:name="Master1-Layout3-secHead-Abschnitts-_a_überschrift-outline5" style:display-name="Master1-Layout3-secHead-Abschnitts-&#10;überschrift-outline5" style:family="presentation" style:parent-style-name="Master1-Layout3-secHead-Abschnitts-_a_überschrift-outline4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6" style:display-name="Master1-Layout3-secHead-Abschnitts-&#10;überschrift-outline6" style:family="presentation" style:parent-style-name="Master1-Layout3-secHead-Abschnitts-_a_überschrift-outline5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7" style:display-name="Master1-Layout3-secHead-Abschnitts-&#10;überschrift-outline7" style:family="presentation" style:parent-style-name="Master1-Layout3-secHead-Abschnitts-_a_überschrift-outline6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8" style:display-name="Master1-Layout3-secHead-Abschnitts-&#10;überschrift-outline8" style:family="presentation" style:parent-style-name="Master1-Layout3-secHead-Abschnitts-_a_überschrift-outline7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9" style:display-name="Master1-Layout3-secHead-Abschnitts-&#10;überschrift-outline9" style:family="presentation" style:parent-style-name="Master1-Layout3-secHead-Abschnitts-_a_überschrift-outline8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subtitle" style:display-name="Master1-Layout3-secHead-Abschnitts-&#10;überschrift-subtitle" style:family="presentation">
      <style:graphic-properties draw:stroke="none" draw:fill="none" draw:textarea-vertical-align="middle">
        <text:list-style style:name="Master1-Layout3-secHead-Abschnitts-_a_überschrift-subtitle" style:display-name="Master1-Layout3-secHead-Abschnitts-&#10;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title" style:display-name="Master1-Layout3-secHead-Abschnitts-&#10;überschrift-title" style:family="presentation">
      <style:graphic-properties draw:stroke="none" draw:fill="none" draw:textarea-vertical-align="middle">
        <text:list-style style:name="Master1-Layout3-secHead-Abschnitts-_a_überschrift-title" style:display-name="Master1-Layout3-secHead-Abschnitts-&#10;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shrink-to-fit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shrink-to-fit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shrink-to-fit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shrink-to-fit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.4cm" fo:margin-bottom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.3cm" fo:margin-bottom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.2cm" fo:margin-bottom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.1cm" fo:margin-bottom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.1cm" fo:margin-bottom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.1cm" fo:margin-bottom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.1cm" fo:margin-bottom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.1cm" fo:margin-bottom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shrink-to-fit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 draw:fit-to-size="shrink-to-fit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shrink-to-fit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shrink-to-fit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Default-1-background" style:family="presentation">
      <style:graphic-properties draw:stroke="none" draw:fill="solid" draw:fill-color="#ffffff"/>
      <style:text-properties style:letter-kerning="true"/>
    </style:style>
    <style:style style:name="Master2-Default-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Default-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Default-1-outline1" style:family="presentation">
      <style:graphic-properties draw:stroke="none" draw:fill="none" draw:auto-grow-height="false" draw:fit-to-size="shrink-to-fit">
        <text:list-style style:name="Master2-Default-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Default-1-outline2" style:family="presentation" style:parent-style-name="Master2-Default-1-outline1">
      <style:paragraph-properties fo:margin-top="0.4cm" fo:margin-bottom="0cm"/>
      <style:text-properties fo:font-size="28pt" style:font-size-asian="28pt" style:font-size-complex="28pt"/>
    </style:style>
    <style:style style:name="Master2-Default-1-outline3" style:family="presentation" style:parent-style-name="Master2-Default-1-outline2">
      <style:paragraph-properties fo:margin-top="0.3cm" fo:margin-bottom="0cm"/>
      <style:text-properties fo:font-size="24pt" style:font-size-asian="24pt" style:font-size-complex="24pt"/>
    </style:style>
    <style:style style:name="Master2-Default-1-outline4" style:family="presentation" style:parent-style-name="Master2-Default-1-outline3">
      <style:paragraph-properties fo:margin-top="0.2cm" fo:margin-bottom="0cm"/>
      <style:text-properties fo:font-size="20pt" style:font-size-asian="20pt" style:font-size-complex="20pt"/>
    </style:style>
    <style:style style:name="Master2-Default-1-outline5" style:family="presentation" style:parent-style-name="Master2-Default-1-outline4">
      <style:paragraph-properties fo:margin-top="0.1cm" fo:margin-bottom="0cm"/>
      <style:text-properties fo:font-size="20pt" style:font-size-asian="20pt" style:font-size-complex="20pt"/>
    </style:style>
    <style:style style:name="Master2-Default-1-outline6" style:family="presentation" style:parent-style-name="Master2-Default-1-outline5">
      <style:paragraph-properties fo:margin-top="0.1cm" fo:margin-bottom="0cm"/>
      <style:text-properties fo:font-size="20pt" style:font-size-asian="20pt" style:font-size-complex="20pt"/>
    </style:style>
    <style:style style:name="Master2-Default-1-outline7" style:family="presentation" style:parent-style-name="Master2-Default-1-outline6">
      <style:paragraph-properties fo:margin-top="0.1cm" fo:margin-bottom="0cm"/>
      <style:text-properties fo:font-size="20pt" style:font-size-asian="20pt" style:font-size-complex="20pt"/>
    </style:style>
    <style:style style:name="Master2-Default-1-outline8" style:family="presentation" style:parent-style-name="Master2-Default-1-outline7">
      <style:paragraph-properties fo:margin-top="0.1cm" fo:margin-bottom="0cm"/>
      <style:text-properties fo:font-size="20pt" style:font-size-asian="20pt" style:font-size-complex="20pt"/>
    </style:style>
    <style:style style:name="Master2-Default-1-outline9" style:family="presentation" style:parent-style-name="Master2-Default-1-outline8">
      <style:paragraph-properties fo:margin-top="0.1cm" fo:margin-bottom="0cm"/>
      <style:text-properties fo:font-size="20pt" style:font-size-asian="20pt" style:font-size-complex="20pt"/>
    </style:style>
    <style:style style:name="Master2-Default-1-subtitle" style:family="presentation">
      <style:graphic-properties draw:stroke="none" draw:fill="none" draw:textarea-vertical-align="middle">
        <text:list-style style:name="Master2-Default-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Default-1-title" style:family="presentation">
      <style:graphic-properties draw:stroke="none" draw:fill="none" draw:textarea-vertical-align="middle">
        <text:list-style style:name="Master2-Default-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background" style:family="presentation">
      <style:graphic-properties draw:stroke="none" draw:fill="solid" draw:fill-color="#ffffff"/>
      <style:text-properties style:letter-kerning="true"/>
    </style:style>
    <style:style style:name="Master2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outline1" style:family="presentation">
      <style:graphic-properties draw:stroke="none" draw:fill="none" draw:auto-grow-height="false" draw:fit-to-size="shrink-to-fit">
        <text:list-style style:name="Master2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outline2" style:family="presentation" style:parent-style-name="Master2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2-Layout1-title-Titelfolie-outline3" style:family="presentation" style:parent-style-name="Master2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2-Layout1-title-Titelfolie-outline4" style:family="presentation" style:parent-style-name="Master2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2-Layout1-title-Titelfolie-outline5" style:family="presentation" style:parent-style-name="Master2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6" style:family="presentation" style:parent-style-name="Master2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7" style:family="presentation" style:parent-style-name="Master2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8" style:family="presentation" style:parent-style-name="Master2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9" style:family="presentation" style:parent-style-name="Master2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2-Layout1-title-Titelfolie-subtitle" style:family="presentation">
      <style:graphic-properties draw:stroke="none" draw:fill="none" draw:textarea-vertical-align="middle">
        <text:list-style style:name="Master2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title" style:family="presentation">
      <style:graphic-properties draw:stroke="none" draw:fill="none" draw:textarea-vertical-align="middle">
        <text:list-style style:name="Master2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background" style:family="presentation">
      <style:graphic-properties draw:stroke="none" draw:fill="solid" draw:fill-color="#ffffff"/>
      <style:text-properties style:letter-kerning="true"/>
    </style:style>
    <style:style style:name="Master2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outline1" style:family="presentation">
      <style:graphic-properties draw:stroke="none" draw:fill="none" draw:auto-grow-height="false" draw:fit-to-size="shrink-to-fit">
        <text:list-style style:name="Master2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outline2" style:family="presentation" style:parent-style-name="Master2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2-Layout2-obj-Titel-und-Inhalt-outline3" style:family="presentation" style:parent-style-name="Master2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2-Layout2-obj-Titel-und-Inhalt-outline4" style:family="presentation" style:parent-style-name="Master2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2-Layout2-obj-Titel-und-Inhalt-outline5" style:family="presentation" style:parent-style-name="Master2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6" style:family="presentation" style:parent-style-name="Master2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7" style:family="presentation" style:parent-style-name="Master2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8" style:family="presentation" style:parent-style-name="Master2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9" style:family="presentation" style:parent-style-name="Master2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subtitle" style:family="presentation">
      <style:graphic-properties draw:stroke="none" draw:fill="none" draw:textarea-vertical-align="middle">
        <text:list-style style:name="Master2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title" style:family="presentation">
      <style:graphic-properties draw:stroke="none" draw:fill="none" draw:textarea-vertical-align="middle">
        <text:list-style style:name="Master2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_a_überschrift-background" style:display-name="Master2-Layout3-secHead-Abschnitts-&#10;überschrift-background" style:family="presentation">
      <style:graphic-properties draw:stroke="none" draw:fill="solid" draw:fill-color="#ffffff"/>
      <style:text-properties style:letter-kerning="true"/>
    </style:style>
    <style:style style:name="Master2-Layout3-secHead-Abschnitts-_a_überschrift-backgroundobjects" style:display-name="Master2-Layout3-secHead-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Abschnitts-_a_überschrift-notes" style:display-name="Master2-Layout3-secHead-Abschnitts-&#10;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_a_überschrift-outline1" style:display-name="Master2-Layout3-secHead-Abschnitts-&#10;überschrift-outline1" style:family="presentation">
      <style:graphic-properties draw:stroke="none" draw:fill="none" draw:auto-grow-height="false" draw:fit-to-size="shrink-to-fit">
        <text:list-style style:name="Master2-Layout3-secHead-Abschnitts-_a_überschrift-outline1" style:display-name="Master2-Layout3-secHead-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_a_überschrift-outline2" style:display-name="Master2-Layout3-secHead-Abschnitts-&#10;überschrift-outline2" style:family="presentation" style:parent-style-name="Master2-Layout3-secHead-Abschnitts-_a_überschrift-outline1">
      <style:paragraph-properties fo:margin-top="0.4cm" fo:margin-bottom="0cm"/>
      <style:text-properties fo:font-size="28pt" style:font-size-asian="28pt" style:font-size-complex="28pt"/>
    </style:style>
    <style:style style:name="Master2-Layout3-secHead-Abschnitts-_a_überschrift-outline3" style:display-name="Master2-Layout3-secHead-Abschnitts-&#10;überschrift-outline3" style:family="presentation" style:parent-style-name="Master2-Layout3-secHead-Abschnitts-_a_überschrift-outline2">
      <style:paragraph-properties fo:margin-top="0.3cm" fo:margin-bottom="0cm"/>
      <style:text-properties fo:font-size="24pt" style:font-size-asian="24pt" style:font-size-complex="24pt"/>
    </style:style>
    <style:style style:name="Master2-Layout3-secHead-Abschnitts-_a_überschrift-outline4" style:display-name="Master2-Layout3-secHead-Abschnitts-&#10;überschrift-outline4" style:family="presentation" style:parent-style-name="Master2-Layout3-secHead-Abschnitts-_a_überschrift-outline3">
      <style:paragraph-properties fo:margin-top="0.2cm" fo:margin-bottom="0cm"/>
      <style:text-properties fo:font-size="20pt" style:font-size-asian="20pt" style:font-size-complex="20pt"/>
    </style:style>
    <style:style style:name="Master2-Layout3-secHead-Abschnitts-_a_überschrift-outline5" style:display-name="Master2-Layout3-secHead-Abschnitts-&#10;überschrift-outline5" style:family="presentation" style:parent-style-name="Master2-Layout3-secHead-Abschnitts-_a_überschrift-outline4">
      <style:paragraph-properties fo:margin-top="0.1cm" fo:margin-bottom="0cm"/>
      <style:text-properties fo:font-size="20pt" style:font-size-asian="20pt" style:font-size-complex="20pt"/>
    </style:style>
    <style:style style:name="Master2-Layout3-secHead-Abschnitts-_a_überschrift-outline6" style:display-name="Master2-Layout3-secHead-Abschnitts-&#10;überschrift-outline6" style:family="presentation" style:parent-style-name="Master2-Layout3-secHead-Abschnitts-_a_überschrift-outline5">
      <style:paragraph-properties fo:margin-top="0.1cm" fo:margin-bottom="0cm"/>
      <style:text-properties fo:font-size="20pt" style:font-size-asian="20pt" style:font-size-complex="20pt"/>
    </style:style>
    <style:style style:name="Master2-Layout3-secHead-Abschnitts-_a_überschrift-outline7" style:display-name="Master2-Layout3-secHead-Abschnitts-&#10;überschrift-outline7" style:family="presentation" style:parent-style-name="Master2-Layout3-secHead-Abschnitts-_a_überschrift-outline6">
      <style:paragraph-properties fo:margin-top="0.1cm" fo:margin-bottom="0cm"/>
      <style:text-properties fo:font-size="20pt" style:font-size-asian="20pt" style:font-size-complex="20pt"/>
    </style:style>
    <style:style style:name="Master2-Layout3-secHead-Abschnitts-_a_überschrift-outline8" style:display-name="Master2-Layout3-secHead-Abschnitts-&#10;überschrift-outline8" style:family="presentation" style:parent-style-name="Master2-Layout3-secHead-Abschnitts-_a_überschrift-outline7">
      <style:paragraph-properties fo:margin-top="0.1cm" fo:margin-bottom="0cm"/>
      <style:text-properties fo:font-size="20pt" style:font-size-asian="20pt" style:font-size-complex="20pt"/>
    </style:style>
    <style:style style:name="Master2-Layout3-secHead-Abschnitts-_a_überschrift-outline9" style:display-name="Master2-Layout3-secHead-Abschnitts-&#10;überschrift-outline9" style:family="presentation" style:parent-style-name="Master2-Layout3-secHead-Abschnitts-_a_überschrift-outline8">
      <style:paragraph-properties fo:margin-top="0.1cm" fo:margin-bottom="0cm"/>
      <style:text-properties fo:font-size="20pt" style:font-size-asian="20pt" style:font-size-complex="20pt"/>
    </style:style>
    <style:style style:name="Master2-Layout3-secHead-Abschnitts-_a_überschrift-subtitle" style:display-name="Master2-Layout3-secHead-Abschnitts-&#10;überschrift-subtitle" style:family="presentation">
      <style:graphic-properties draw:stroke="none" draw:fill="none" draw:textarea-vertical-align="middle">
        <text:list-style style:name="Master2-Layout3-secHead-Abschnitts-_a_überschrift-subtitle" style:display-name="Master2-Layout3-secHead-Abschnitts-&#10;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_a_überschrift-title" style:display-name="Master2-Layout3-secHead-Abschnitts-&#10;überschrift-title" style:family="presentation">
      <style:graphic-properties draw:stroke="none" draw:fill="none" draw:textarea-vertical-align="middle">
        <text:list-style style:name="Master2-Layout3-secHead-Abschnitts-_a_überschrift-title" style:display-name="Master2-Layout3-secHead-Abschnitts-&#10;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background" style:family="presentation">
      <style:graphic-properties draw:stroke="none" draw:fill="solid" draw:fill-color="#ffffff"/>
      <style:text-properties style:letter-kerning="true"/>
    </style:style>
    <style:style style:name="Master2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outline1" style:family="presentation">
      <style:graphic-properties draw:stroke="none" draw:fill="none" draw:auto-grow-height="false" draw:fit-to-size="shrink-to-fit">
        <text:list-style style:name="Master2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outline2" style:family="presentation" style:parent-style-name="Master2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2-Layout4-twoObj-Zwei-Inhalte-outline3" style:family="presentation" style:parent-style-name="Master2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2-Layout4-twoObj-Zwei-Inhalte-outline4" style:family="presentation" style:parent-style-name="Master2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2-Layout4-twoObj-Zwei-Inhalte-outline5" style:family="presentation" style:parent-style-name="Master2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6" style:family="presentation" style:parent-style-name="Master2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7" style:family="presentation" style:parent-style-name="Master2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8" style:family="presentation" style:parent-style-name="Master2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9" style:family="presentation" style:parent-style-name="Master2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2-Layout4-twoObj-Zwei-Inhalte-subtitle" style:family="presentation">
      <style:graphic-properties draw:stroke="none" draw:fill="none" draw:textarea-vertical-align="middle">
        <text:list-style style:name="Master2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title" style:family="presentation">
      <style:graphic-properties draw:stroke="none" draw:fill="none" draw:textarea-vertical-align="middle">
        <text:list-style style:name="Master2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background" style:family="presentation">
      <style:graphic-properties draw:stroke="none" draw:fill="solid" draw:fill-color="#ffffff"/>
      <style:text-properties style:letter-kerning="true"/>
    </style:style>
    <style:style style:name="Master2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outline1" style:family="presentation">
      <style:graphic-properties draw:stroke="none" draw:fill="none" draw:auto-grow-height="false" draw:fit-to-size="shrink-to-fit">
        <text:list-style style:name="Master2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outline2" style:family="presentation" style:parent-style-name="Master2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Vergleich-outline3" style:family="presentation" style:parent-style-name="Master2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Vergleich-outline4" style:family="presentation" style:parent-style-name="Master2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Vergleich-outline5" style:family="presentation" style:parent-style-name="Master2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6" style:family="presentation" style:parent-style-name="Master2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7" style:family="presentation" style:parent-style-name="Master2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8" style:family="presentation" style:parent-style-name="Master2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9" style:family="presentation" style:parent-style-name="Master2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subtitle" style:family="presentation">
      <style:graphic-properties draw:stroke="none" draw:fill="none" draw:textarea-vertical-align="middle">
        <text:list-style style:name="Master2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title" style:family="presentation">
      <style:graphic-properties draw:stroke="none" draw:fill="none" draw:textarea-vertical-align="middle">
        <text:list-style style:name="Master2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background" style:family="presentation">
      <style:graphic-properties draw:stroke="none" draw:fill="solid" draw:fill-color="#ffffff"/>
      <style:text-properties style:letter-kerning="true"/>
    </style:style>
    <style:style style:name="Master2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outline1" style:family="presentation">
      <style:graphic-properties draw:stroke="none" draw:fill="none" draw:auto-grow-height="false" draw:fit-to-size="shrink-to-fit">
        <text:list-style style:name="Master2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outline2" style:family="presentation" style:parent-style-name="Master2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2-Layout6-titleOnly-Nur-Titel-outline3" style:family="presentation" style:parent-style-name="Master2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2-Layout6-titleOnly-Nur-Titel-outline4" style:family="presentation" style:parent-style-name="Master2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2-Layout6-titleOnly-Nur-Titel-outline5" style:family="presentation" style:parent-style-name="Master2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6" style:family="presentation" style:parent-style-name="Master2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7" style:family="presentation" style:parent-style-name="Master2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8" style:family="presentation" style:parent-style-name="Master2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9" style:family="presentation" style:parent-style-name="Master2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2-Layout6-titleOnly-Nur-Titel-subtitle" style:family="presentation">
      <style:graphic-properties draw:stroke="none" draw:fill="none" draw:textarea-vertical-align="middle">
        <text:list-style style:name="Master2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title" style:family="presentation">
      <style:graphic-properties draw:stroke="none" draw:fill="none" draw:textarea-vertical-align="middle">
        <text:list-style style:name="Master2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Leer-background" style:family="presentation">
      <style:graphic-properties draw:stroke="none" draw:fill="solid" draw:fill-color="#ffffff"/>
      <style:text-properties style:letter-kerning="true"/>
    </style:style>
    <style:style style:name="Master2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Leer-outline1" style:family="presentation">
      <style:graphic-properties draw:stroke="none" draw:fill="none" draw:auto-grow-height="false" draw:fit-to-size="shrink-to-fit">
        <text:list-style style:name="Master2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r-outline2" style:family="presentation" style:parent-style-name="Master2-Layout7-blank-Leer-outline1">
      <style:paragraph-properties fo:margin-top="0.4cm" fo:margin-bottom="0cm"/>
      <style:text-properties fo:font-size="28pt" style:font-size-asian="28pt" style:font-size-complex="28pt"/>
    </style:style>
    <style:style style:name="Master2-Layout7-blank-Leer-outline3" style:family="presentation" style:parent-style-name="Master2-Layout7-blank-Leer-outline2">
      <style:paragraph-properties fo:margin-top="0.3cm" fo:margin-bottom="0cm"/>
      <style:text-properties fo:font-size="24pt" style:font-size-asian="24pt" style:font-size-complex="24pt"/>
    </style:style>
    <style:style style:name="Master2-Layout7-blank-Leer-outline4" style:family="presentation" style:parent-style-name="Master2-Layout7-blank-Leer-outline3">
      <style:paragraph-properties fo:margin-top="0.2cm" fo:margin-bottom="0cm"/>
      <style:text-properties fo:font-size="20pt" style:font-size-asian="20pt" style:font-size-complex="20pt"/>
    </style:style>
    <style:style style:name="Master2-Layout7-blank-Leer-outline5" style:family="presentation" style:parent-style-name="Master2-Layout7-blank-Leer-outline4">
      <style:paragraph-properties fo:margin-top="0.1cm" fo:margin-bottom="0cm"/>
      <style:text-properties fo:font-size="20pt" style:font-size-asian="20pt" style:font-size-complex="20pt"/>
    </style:style>
    <style:style style:name="Master2-Layout7-blank-Leer-outline6" style:family="presentation" style:parent-style-name="Master2-Layout7-blank-Leer-outline5">
      <style:paragraph-properties fo:margin-top="0.1cm" fo:margin-bottom="0cm"/>
      <style:text-properties fo:font-size="20pt" style:font-size-asian="20pt" style:font-size-complex="20pt"/>
    </style:style>
    <style:style style:name="Master2-Layout7-blank-Leer-outline7" style:family="presentation" style:parent-style-name="Master2-Layout7-blank-Leer-outline6">
      <style:paragraph-properties fo:margin-top="0.1cm" fo:margin-bottom="0cm"/>
      <style:text-properties fo:font-size="20pt" style:font-size-asian="20pt" style:font-size-complex="20pt"/>
    </style:style>
    <style:style style:name="Master2-Layout7-blank-Leer-outline8" style:family="presentation" style:parent-style-name="Master2-Layout7-blank-Leer-outline7">
      <style:paragraph-properties fo:margin-top="0.1cm" fo:margin-bottom="0cm"/>
      <style:text-properties fo:font-size="20pt" style:font-size-asian="20pt" style:font-size-complex="20pt"/>
    </style:style>
    <style:style style:name="Master2-Layout7-blank-Leer-outline9" style:family="presentation" style:parent-style-name="Master2-Layout7-blank-Leer-outline8">
      <style:paragraph-properties fo:margin-top="0.1cm" fo:margin-bottom="0cm"/>
      <style:text-properties fo:font-size="20pt" style:font-size-asian="20pt" style:font-size-complex="20pt"/>
    </style:style>
    <style:style style:name="Master2-Layout7-blank-Leer-subtitle" style:family="presentation">
      <style:graphic-properties draw:stroke="none" draw:fill="none" draw:textarea-vertical-align="middle">
        <text:list-style style:name="Master2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r-title" style:family="presentation">
      <style:graphic-properties draw:stroke="none" draw:fill="none" draw:textarea-vertical-align="middle">
        <text:list-style style:name="Master2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background" style:family="presentation">
      <style:graphic-properties draw:stroke="none" draw:fill="solid" draw:fill-color="#ffffff"/>
      <style:text-properties style:letter-kerning="true"/>
    </style:style>
    <style:style style:name="Master2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outline1" style:family="presentation">
      <style:graphic-properties draw:stroke="none" draw:fill="none" draw:auto-grow-height="false" draw:fit-to-size="shrink-to-fit">
        <text:list-style style:name="Master2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outline2" style:family="presentation" style:parent-style-name="Master2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2-Layout8-objTx-Inhalt-mit-Überschrift-outline3" style:family="presentation" style:parent-style-name="Master2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2-Layout8-objTx-Inhalt-mit-Überschrift-outline4" style:family="presentation" style:parent-style-name="Master2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2-Layout8-objTx-Inhalt-mit-Überschrift-outline5" style:family="presentation" style:parent-style-name="Master2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6" style:family="presentation" style:parent-style-name="Master2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7" style:family="presentation" style:parent-style-name="Master2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8" style:family="presentation" style:parent-style-name="Master2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9" style:family="presentation" style:parent-style-name="Master2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subtitle" style:family="presentation">
      <style:graphic-properties draw:stroke="none" draw:fill="none" draw:textarea-vertical-align="middle">
        <text:list-style style:name="Master2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title" style:family="presentation">
      <style:graphic-properties draw:stroke="none" draw:fill="none" draw:textarea-vertical-align="middle">
        <text:list-style style:name="Master2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background" style:family="presentation">
      <style:graphic-properties draw:stroke="none" draw:fill="solid" draw:fill-color="#ffffff"/>
      <style:text-properties style:letter-kerning="true"/>
    </style:style>
    <style:style style:name="Master2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outline1" style:family="presentation">
      <style:graphic-properties draw:stroke="none" draw:fill="none" draw:auto-grow-height="false" draw:fit-to-size="shrink-to-fit">
        <text:list-style style:name="Master2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outline2" style:family="presentation" style:parent-style-name="Master2-Layout9-picTx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2-Layout9-picTx-Bild-mit-Überschrift-outline3" style:family="presentation" style:parent-style-name="Master2-Layout9-picTx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2-Layout9-picTx-Bild-mit-Überschrift-outline4" style:family="presentation" style:parent-style-name="Master2-Layout9-picTx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2-Layout9-picTx-Bild-mit-Überschrift-outline5" style:family="presentation" style:parent-style-name="Master2-Layout9-picTx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6" style:family="presentation" style:parent-style-name="Master2-Layout9-picTx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7" style:family="presentation" style:parent-style-name="Master2-Layout9-picTx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8" style:family="presentation" style:parent-style-name="Master2-Layout9-picTx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9" style:family="presentation" style:parent-style-name="Master2-Layout9-picTx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subtitle" style:family="presentation">
      <style:graphic-properties draw:stroke="none" draw:fill="none" draw:textarea-vertical-align="middle">
        <text:list-style style:name="Master2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title" style:family="presentation">
      <style:graphic-properties draw:stroke="none" draw:fill="none" draw:textarea-vertical-align="middle">
        <text:list-style style:name="Master2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background" style:family="presentation">
      <style:graphic-properties draw:stroke="none" draw:fill="solid" draw:fill-color="#ffffff"/>
      <style:text-properties style:letter-kerning="true"/>
    </style:style>
    <style:style style:name="Master2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outline1" style:family="presentation">
      <style:graphic-properties draw:stroke="none" draw:fill="none" draw:auto-grow-height="false" draw:fit-to-size="shrink-to-fit">
        <text:list-style style:name="Master2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outline2" style:family="presentation" style:parent-style-name="Master2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2-Layout10-vertTx-Titel-und-vertikaler-Text-outline3" style:family="presentation" style:parent-style-name="Master2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2-Layout10-vertTx-Titel-und-vertikaler-Text-outline4" style:family="presentation" style:parent-style-name="Master2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2-Layout10-vertTx-Titel-und-vertikaler-Text-outline5" style:family="presentation" style:parent-style-name="Master2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6" style:family="presentation" style:parent-style-name="Master2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7" style:family="presentation" style:parent-style-name="Master2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8" style:family="presentation" style:parent-style-name="Master2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9" style:family="presentation" style:parent-style-name="Master2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subtitle" style:family="presentation">
      <style:graphic-properties draw:stroke="none" draw:fill="none" draw:textarea-vertical-align="middle">
        <text:list-style style:name="Master2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title" style:family="presentation">
      <style:graphic-properties draw:stroke="none" draw:fill="none" draw:textarea-vertical-align="middle">
        <text:list-style style:name="Master2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background" style:family="presentation">
      <style:graphic-properties draw:stroke="none" draw:fill="solid" draw:fill-color="#ffffff"/>
      <style:text-properties style:letter-kerning="true"/>
    </style:style>
    <style:style style:name="Master2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outline1" style:family="presentation">
      <style:graphic-properties draw:stroke="none" draw:fill="none" draw:auto-grow-height="false" draw:fit-to-size="shrink-to-fit">
        <text:list-style style:name="Master2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outline2" style:family="presentation" style:parent-style-name="Master2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Vertikaler-Titel-und-Text-outline3" style:family="presentation" style:parent-style-name="Master2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Vertikaler-Titel-und-Text-outline4" style:family="presentation" style:parent-style-name="Master2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Vertikaler-Titel-und-Text-outline5" style:family="presentation" style:parent-style-name="Master2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6" style:family="presentation" style:parent-style-name="Master2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7" style:family="presentation" style:parent-style-name="Master2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8" style:family="presentation" style:parent-style-name="Master2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9" style:family="presentation" style:parent-style-name="Master2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subtitle" style:family="presentation">
      <style:graphic-properties draw:stroke="none" draw:fill="none" draw:textarea-vertical-align="middle">
        <text:list-style style:name="Master2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title" style:family="presentation">
      <style:graphic-properties draw:stroke="none" draw:fill="none" draw:textarea-vertical-align="middle">
        <text:list-style style:name="Master2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6.358cm" fo:padding-top="0.125cm" fo:padding-bottom="0.125cm" fo:padding-left="0.25cm" fo:padding-right="0.25cm" fo:wrap-option="no-wrap"/>
    </style:style>
    <style:style style:name="Mpr1" style:family="presentation" style:parent-style-name="Master1-Defaul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Layout1-title-Titelfoli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elfol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elfoli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elfoli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2-obj-Titel-und-Inhal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el-und-Inha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el-und-Inha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el-und-Inha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3-secHead-Abschnitts-_a_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3-secHead-Abschnitts-_a_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3-secHead-Abschnitts-_a_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Abschnitts-_a_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Abschnitts-_a_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4-twoObj-Zwei-Inhalt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4-twoObj-Zwei-Inhal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4-twoObj-Zwei-Inhal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Zwei-Inhal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5-twoTxTwoObj-Vergleich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5-twoTxTwoObj-Vergleich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5-twoTxTwoObj-Vergleich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Vergleich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6-titleOnly-Nur-Titel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6-titleOnly-Nur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6-titleOnly-Nur-Tite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6-titleOnly-Nur-Tite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8-objTx-Inhalt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8-objTx-Inhalt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8-objTx-Inhalt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8-objTx-Inhalt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9-picTx-Bild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9-picTx-Bild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9-picTx-Bild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9-picTx-Bild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10-vertTx-Titel-und-vertikaler-Tex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53" style:family="presentation" style:parent-style-name="Master1-Layout10-vertTx-Titel-und-vertikaler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11-vertTitleAndTx-Vertikaler-Titel-und-Text-title">
      <style:graphic-properties draw:stroke="none" draw:fill="none" draw:textarea-horizontal-align="right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57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58" style:family="presentation" style:parent-style-name="Master1-Layout11-vertTitleAndTx-Vertikaler-Titel-u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2-Default-1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2-Default-1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3" style:family="presentation" style:parent-style-name="Master2-Default-1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2-Default-1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2-Default-1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2-Layout1-title-Titelfoli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2-Layout1-title-Titelfoli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8" style:family="presentation" style:parent-style-name="Master2-Layout1-title-Titelfol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9" style:family="presentation" style:parent-style-name="Master2-Layout1-title-Titelfoli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2-Layout1-title-Titelfoli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2-Layout2-obj-Titel-und-Inhal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2-Layout2-obj-Titel-und-Inha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2-Layout2-obj-Titel-und-Inha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2-Layout2-obj-Titel-und-Inha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5" style:family="presentation" style:parent-style-name="Master2-Layout3-secHead-Abschnitts-_a_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2-Layout3-secHead-Abschnitts-_a_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2-Layout3-secHead-Abschnitts-_a_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2-Layout3-secHead-Abschnitts-_a_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9" style:family="presentation" style:parent-style-name="Master2-Layout3-secHead-Abschnitts-_a_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0" style:family="presentation" style:parent-style-name="Master2-Layout4-twoObj-Zwei-Inhal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1" style:family="presentation" style:parent-style-name="Master2-Layout4-twoObj-Zwei-Inhal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2" style:family="presentation" style:parent-style-name="Master2-Layout4-twoObj-Zwei-Inhal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3" style:family="presentation" style:parent-style-name="Master2-Layout4-twoObj-Zwei-Inhal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2-Layout5-twoTxTwoObj-Vergleich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5" style:family="presentation" style:parent-style-name="Master2-Layout5-twoTxTwoObj-Vergleich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6" style:family="presentation" style:parent-style-name="Master2-Layout5-twoTxTwoObj-Vergleich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7" style:family="presentation" style:parent-style-name="Master2-Layout5-twoTxTwoObj-Vergleich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8" style:family="presentation" style:parent-style-name="Master2-Layout5-twoTxTwoObj-Vergleich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2-Layout6-titleOnly-Nur-Titel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0" style:family="presentation" style:parent-style-name="Master2-Layout6-titleOnly-Nur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1" style:family="presentation" style:parent-style-name="Master2-Layout6-titleOnly-Nur-Tite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2" style:family="presentation" style:parent-style-name="Master2-Layout6-titleOnly-Nur-Tite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3" style:family="presentation" style:parent-style-name="Master2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4" style:family="presentation" style:parent-style-name="Master2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5" style:family="presentation" style:parent-style-name="Master2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6" style:family="presentation" style:parent-style-name="Master2-Layout8-objTx-Inhalt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7" style:family="presentation" style:parent-style-name="Master2-Layout8-objTx-Inhalt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8" style:family="presentation" style:parent-style-name="Master2-Layout8-objTx-Inhalt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9" style:family="presentation" style:parent-style-name="Master2-Layout8-objTx-Inhalt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0" style:family="presentation" style:parent-style-name="Master2-Layout8-objTx-Inhalt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1" style:family="presentation" style:parent-style-name="Master2-Layout8-objTx-Inhalt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2" style:family="presentation" style:parent-style-name="Master2-Layout9-picTx-Bild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3" style:family="presentation" style:parent-style-name="Master2-Layout9-picTx-Bild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4" style:family="presentation" style:parent-style-name="Master2-Layout9-picTx-Bild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5" style:family="presentation" style:parent-style-name="Master2-Layout9-picTx-Bild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6" style:family="presentation" style:parent-style-name="Master2-Layout9-picTx-Bild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7" style:family="presentation" style:parent-style-name="Master2-Layout9-picTx-Bild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8" style:family="presentation" style:parent-style-name="Master2-Layout10-vertTx-Titel-und-vertikaler-Tex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9" style:family="presentation" style:parent-style-name="Master2-Layout10-vertTx-Titel-und-vertikaler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10" style:family="presentation" style:parent-style-name="Master2-Layout10-vertTx-Titel-und-vertikaler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1" style:family="presentation" style:parent-style-name="Master2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2" style:family="presentation" style:parent-style-name="Master2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3" style:family="presentation" style:parent-style-name="Master2-Layout11-vertTitleAndTx-Vertikaler-Titel-und-Text-title">
      <style:graphic-properties draw:stroke="none" draw:fill="none" draw:textarea-horizontal-align="right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114" style:family="presentation" style:parent-style-name="Master2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15" style:family="presentation" style:parent-style-name="Master2-Layout11-vertTitleAndTx-Vertikaler-Titel-u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6" style:family="presentation" style:parent-style-name="Master2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7" style:family="presentation" style:parent-style-name="Master2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loext:graphic-properties draw:fill="none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3" style:family="paragraph">
      <loext:graphic-properties draw:fill="none"/>
      <style:paragraph-properties style:writing-mode="tb-rl" style:font-independent-line-spacing="true"/>
    </style:style>
    <style:style style:name="MP14" style:family="paragraph">
      <style:paragraph-properties fo:margin-left="0cm" fo:margin-right="0cm" fo:margin-top="0cm" fo:margin-bottom="0.305cm" fo:line-height="100%" fo:text-align="center" fo:text-indent="0cm" style:punctuation-wrap="simple" style:writing-mode="lr-tb">
        <style:tab-stops/>
      </style:paragraph-properties>
    </style:style>
    <style:style style:name="MP15" style:family="paragraph">
      <style:paragraph-properties fo:margin-left="0.953cm" fo:margin-right="0cm" fo:margin-top="0cm" fo:margin-bottom="0.305cm" fo:line-height="100%" fo:text-indent="-0.953cm" style:punctuation-wrap="simple" style:writing-mode="lr-tb">
        <style:tab-stops/>
      </style:paragraph-properties>
    </style:style>
    <style:style style:name="MP16" style:family="paragraph">
      <style:paragraph-properties fo:margin-left="0cm" fo:margin-right="0cm" fo:margin-top="0cm" fo:margin-bottom="0.305cm" fo:line-height="100%" fo:text-indent="0cm" style:punctuation-wrap="simple" style:writing-mode="lr-tb">
        <style:tab-stops/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1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7" style:family="text">
      <style:text-properties fo:font-variant="normal" fo:text-transform="none" fo:color="#0066cc" style:text-line-through-style="none" style:text-line-through-type="none" style:text-position="0% 100%" style:font-name="Liberation Sans1" fo:font-size="6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60pt" style:font-style-asian="normal" style:font-weight-asian="bold" style:font-size-complex="60pt" style:font-style-complex="normal" style:font-weight-complex="bold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ans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66cc" style:text-line-through-style="none" style:text-line-through-type="none" style:text-position="0% 100%" style:font-name="Liberation Sans1" fo:font-size="36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Liberation Sans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Liberation Sans1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66cc" style:text-line-through-style="none" style:text-line-through-type="none" style:text-position="0% 100%" style:font-name="Liberation Sans1" fo:font-size="32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Liberation Sans1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Liberation Sans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Liberation Sans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24pt" style:font-style-asian="normal" style:font-weight-asian="normal" style:font-name-complex="FreeSans" style:font-size-complex="24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Liberation Sans1" fo:font-size="2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22pt" style:font-style-asian="normal" style:font-weight-asian="normal" style:font-name-complex="FreeSans" style:font-size-complex="22pt" style:font-style-complex="normal" style:font-weight-complex="normal"/>
    </style:style>
    <style:style style:name="MT18" style:family="text">
      <style:text-properties fo:font-variant="normal" fo:text-transform="none" fo:color="#898989" style:text-line-through-style="none" style:text-line-through-type="none" style:text-position="0% 100%" style:font-name="Liberation Sans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24pt" style:font-style-asian="normal" style:font-weight-asian="normal" style:font-name-complex="FreeSans" style:font-size-complex="24pt" style:font-style-complex="normal" style:font-weight-complex="normal"/>
    </style:style>
    <style:style style:name="MT19" style:family="text">
      <style:text-properties fo:font-variant="normal" fo:text-transform="none" fo:color="#000000" style:text-line-through-style="none" style:text-line-through-type="none" style:text-position="0% 100%" style:font-name="Liberation Sans1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font-style-asian="normal" style:font-weight-asian="bold" style:font-name-complex="FreeSans" style:font-size-complex="24pt" style:font-style-complex="normal" style:font-weight-complex="bold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Liberation Sans1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/>
    </style:style>
    <style:style style:name="MT21" style:family="text">
      <style:text-properties fo:font-variant="normal" fo:text-transform="none" fo:color="#000000" style:text-line-through-style="none" style:text-line-through-type="none" style:text-position="0% 100%" style:font-name="Liberation Sans1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28pt" style:font-style-asian="normal" style:font-weight-asian="normal" style:font-name-complex="FreeSans" style:font-size-complex="28pt" style:font-style-complex="normal" style:font-weight-complex="normal"/>
    </style:style>
    <style:style style:name="MT22" style:family="text">
      <style:text-properties fo:font-variant="normal" fo:text-transform="none" fo:color="#000000" style:text-line-through-style="none" style:text-line-through-type="none" style:text-position="0% 100%" style:font-name="Liberation Sans1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/>
    </style:style>
    <style:style style:name="MT23" style:family="text">
      <style:text-properties fo:font-variant="normal" fo:text-transform="none" fo:color="#000000" style:text-line-through-style="none" style:text-line-through-type="none" style:text-position="0% 100%" style:font-name="Liberation Sans1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§">
        <style:list-level-properties text:min-label-width="0.953cm"/>
        <style:text-properties fo:font-family="Wingdings" style:font-pitch="variable" style:use-window-font-color="true" fo:font-size="70%"/>
      </text:list-level-style-bullet>
      <text:list-level-style-bullet text:level="2" text:bullet-char="§">
        <style:list-level-properties text:min-label-width="0.953cm"/>
        <style:text-properties fo:font-family="Wingdings" style:font-pitch="variable" style:use-window-font-color="true" fo:font-size="70%"/>
      </text:list-level-style-bullet>
      <text:list-level-style-bullet text:level="3" text:bullet-char="§">
        <style:list-level-properties text:min-label-width="0.953cm"/>
        <style:text-properties fo:font-family="Wingdings" style:font-pitch="variable" style:use-window-font-color="true" fo:font-size="70%"/>
      </text:list-level-style-bullet>
      <text:list-level-style-bullet text:level="4" text:bullet-char="§">
        <style:list-level-properties text:min-label-width="0.953cm"/>
        <style:text-properties fo:font-family="Wingdings" style:font-pitch="variable" style:use-window-font-color="true" fo:font-size="70%"/>
      </text:list-level-style-bullet>
      <text:list-level-style-bullet text:level="5" text:bullet-char="§">
        <style:list-level-properties text:min-label-width="0.953cm"/>
        <style:text-properties fo:font-family="Wingdings" style:font-pitch="variable" style:use-window-font-color="true" fo:font-size="70%"/>
      </text:list-level-style-bullet>
      <text:list-level-style-bullet text:level="6" text:bullet-char="§">
        <style:list-level-properties text:min-label-width="0.953cm"/>
        <style:text-properties fo:font-family="Wingdings" style:font-pitch="variable" style:use-window-font-color="true" fo:font-size="70%"/>
      </text:list-level-style-bullet>
      <text:list-level-style-bullet text:level="7" text:bullet-char="§">
        <style:list-level-properties text:min-label-width="0.953cm"/>
        <style:text-properties fo:font-family="Wingdings" style:font-pitch="variable" style:use-window-font-color="true" fo:font-size="70%"/>
      </text:list-level-style-bullet>
      <text:list-level-style-bullet text:level="8" text:bullet-char="§">
        <style:list-level-properties text:space-before="8.572cm" text:min-label-width="0.953cm"/>
        <style:text-properties fo:font-family="Wingdings" style:font-pitch="variable" style:use-window-font-color="true" fo:font-size="70%"/>
      </text:list-level-style-bullet>
      <text:list-level-style-bullet text:level="9" text:bullet-char="§">
        <style:list-level-properties text:space-before="9.842cm" text:min-label-width="0.953cm"/>
        <style:text-properties fo:font-family="Wingdings" style:font-pitch="variable" style:use-window-font-color="true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2">
      <draw:frame draw:name="Kopfzeilenplatzhalt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umsplatzhalt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ußzeilenplatzhalter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Foliennummernplatzhalt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Foliennummer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Default" style:page-layout-name="PM1" draw:style-name="Mdp1">
      <draw:frame draw:name="Titelplatzhalter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Textplatzhalter 2" presentation:style-name="Mpr2" draw:text-style-name="MP3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Formatvorlagen des Textmasters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9" draw:layer="backgroundobjects" svg:width="28cm" svg:height="1.79cm" svg:x="0cm" svg:y="19.21cm">
        <draw:image xlink:href="Pictures/10000201000011B3000001224AACB70A577CE6E7.png" xlink:type="simple" xlink:show="embed" xlink:actuate="onLoad">
          <text:p/>
        </draw:image>
      </draw:frame>
      <presentation:notes style:page-layout-name="PM0">
        <draw:page-thumbnail draw:name="Folienbildplatzhalter 1" presentation:style-name="Master1-Default-title" draw:layer="backgroundobjects" svg:width="14.848cm" svg:height="11.136cm" svg:x="3.075cm" svg:y="2.257cm" presentation:class="page"/>
        <draw:frame draw:name="Notizenplatzhalter 2" presentation:style-name="Mpr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1-title-Titelfolie" style:page-layout-name="PM1" draw:style-name="Mdp1">
      <draw:frame draw:name="Grafik 3" draw:style-name="Mgr3" draw:text-style-name="MP9" draw:layer="Master1-bg" svg:width="28cm" svg:height="1.79cm" svg:x="0cm" svg:y="19.21cm">
        <draw:image xlink:href="Pictures/10000201000011B3000001224AACB70A577CE6E7.png" xlink:type="simple" xlink:show="embed" xlink:actuate="onLoad">
          <text:p/>
        </draw:image>
      </draw:frame>
      <draw:frame draw:name="Titel 1" presentation:style-name="Mpr6" draw:text-style-name="MP3" draw:layer="backgroundobjects" svg:width="20.999cm" svg:height="7.311cm" svg:x="3.501cm" svg:y="3.435cm" presentation:class="title">
        <draw:text-box>
          <text:p text:style-name="MP10"><text:span text:style-name="MT7">Titelmasterformat durch Klicken bearbeiten</text:span></text:p>
        </draw:text-box>
      </draw:frame>
      <draw:frame draw:name="Untertitel 2" presentation:style-name="Mpr7" draw:text-style-name="MP3" draw:layer="backgroundobjects" svg:width="20.999cm" svg:height="5.071cm" svg:x="3.501cm" svg:y="11.029cm" presentation:class="subtitle">
        <draw:text-box>
          <text:p text:style-name="MP11"><text:span text:style-name="MT8">Formatvorlage des Untertitelmasters durch Klicken bearbeiten</text:span></text:p>
        </draw:text-box>
      </draw:frame>
      <presentation:notes style:page-layout-name="PM0">
        <draw:page-thumbnail draw:name="Folienbildplatzhalter 1" presentation:style-name="Master1-Layout1-title-Titelfolie-title" draw:layer="backgroundobjects" svg:width="14.848cm" svg:height="11.136cm" svg:x="3.075cm" svg:y="2.257cm" presentation:class="page"/>
        <draw:frame draw:name="Notizenplatzhalter 2" presentation:style-name="Mpr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2-obj-Titel-und-Inhalt" style:page-layout-name="PM1" draw:style-name="Mdp1">
      <draw:frame draw:name="Grafik 3" draw:style-name="Mgr3" draw:text-style-name="MP9" draw:layer="Master1-bg" svg:width="28cm" svg:height="1.79cm" svg:x="0cm" svg:y="19.21cm">
        <draw:image xlink:href="Pictures/10000201000011B3000001224AACB70A577CE6E7.png" xlink:type="simple" xlink:show="embed" xlink:actuate="onLoad">
          <text:p/>
        </draw:image>
      </draw:frame>
      <draw:frame draw:name="Titel 1" presentation:style-name="Mpr11" draw:text-style-name="MP3" draw:layer="backgroundobjects" svg:width="25.199cm" svg:height="3.506cm" svg:x="1.4cm" svg:y="0.837cm" presentation:class="title">
        <draw:text-box>
          <text:p text:style-name="MP12"><text:span text:style-name="MT9">Titelmasterformat durch Klicken bearbeiten</text:span></text:p>
        </draw:text-box>
      </draw:frame>
      <draw:frame draw:name="Inhaltsplatzhalter 2" presentation:style-name="Mpr12" draw:text-style-name="MP3" draw:layer="backgroundobjects" svg:width="25.199cm" svg:height="12.179cm" svg:x="1.4cm" svg:y="4.914cm" presentation:class="title">
        <draw:text-box>
          <text:p text:style-name="MP4"><text:span text:style-name="MT2">Formatvorlagen des Textmasters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presentation:style-name="Master1-Layout2-obj-Titel-und-Inhalt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Folienbildplatzhalter 1" presentation:style-name="Master1-Layout2-obj-Titel-und-Inhalt-title" draw:layer="backgroundobjects" svg:width="14.848cm" svg:height="11.136cm" svg:x="3.075cm" svg:y="2.257cm" presentation:class="page"/>
        <draw:frame draw:name="Notizenplatzhalter 2" presentation:style-name="Mpr1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3-secHead-Abschnitts-_a_überschrift" style:display-name="Master1-Layout3-secHead-Abschnitts-&#10;überschrift" style:page-layout-name="PM1" draw:style-name="Mdp1">
      <draw:frame draw:name="Grafik 3" draw:style-name="Mgr3" draw:text-style-name="MP9" draw:layer="Master1-bg" svg:width="28cm" svg:height="1.79cm" svg:x="0cm" svg:y="19.21cm">
        <draw:image xlink:href="Pictures/10000201000011B3000001224AACB70A577CE6E7.png" xlink:type="simple" xlink:show="embed" xlink:actuate="onLoad">
          <text:p/>
        </draw:image>
      </draw:frame>
      <draw:frame draw:name="Titel 1" presentation:style-name="Mpr16" draw:text-style-name="MP3" draw:layer="backgroundobjects" svg:width="24.152cm" svg:height="8.736cm" svg:x="1.909cm" svg:y="5.234cm" presentation:class="title">
        <draw:text-box>
          <text:p text:style-name="MP12"><text:span text:style-name="MT7">Titelmasterformat durch Klicken bearbeiten</text:span></text:p>
        </draw:text-box>
      </draw:frame>
      <draw:frame draw:name="Textplatzhalter 2" presentation:style-name="Mpr17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4"><text:span text:style-name="MT10">Formatvorlagen des Textmasters bearbeiten</text:span></text:p>
            </text:list-item>
          </text:list>
        </draw:text-box>
      </draw:frame>
      <presentation:notes style:page-layout-name="PM0">
        <draw:page-thumbnail draw:name="Folienbildplatzhalter 1" presentation:style-name="Master1-Layout3-secHead-Abschnitts-_a_überschrift-title" draw:layer="backgroundobjects" svg:width="14.848cm" svg:height="11.136cm" svg:x="3.075cm" svg:y="2.257cm" presentation:class="page"/>
        <draw:frame draw:name="Notizenplatzhalter 2" presentation:style-name="Mpr1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2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2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4-twoObj-Zwei-Inhalte" style:page-layout-name="PM1" draw:style-name="Mdp1">
      <draw:frame draw:name="Grafik 4" draw:style-name="Mgr3" draw:text-style-name="MP9" draw:layer="Master1-bg" svg:width="28cm" svg:height="1.79cm" svg:x="0cm" svg:y="19.21cm">
        <draw:image xlink:href="Pictures/10000201000011B3000001224AACB70A577CE6E7.png" xlink:type="simple" xlink:show="embed" xlink:actuate="onLoad">
          <text:p/>
        </draw:image>
      </draw:frame>
      <draw:frame draw:name="Titel 1" presentation:style-name="Mpr21" draw:text-style-name="MP3" draw:layer="backgroundobjects" svg:width="25.199cm" svg:height="3.506cm" svg:x="1.4cm" svg:y="0.837cm" presentation:class="title">
        <draw:text-box>
          <text:p text:style-name="MP12"><text:span text:style-name="MT9">Titelmasterformat durch Klicken bearbeiten</text:span></text:p>
        </draw:text-box>
      </draw:frame>
      <draw:frame draw:name="Inhaltsplatzhalter 2" presentation:style-name="Mpr22" draw:text-style-name="MP3" draw:layer="backgroundobjects" svg:width="12.387cm" svg:height="12.18cm" svg:x="1.398cm" svg:y="4.912cm" presentation:class="title">
        <draw:text-box>
          <text:p text:style-name="MP4"><text:span text:style-name="MT2">Formatvorlagen des Textmasters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Inhaltsplatzhalter 3" presentation:style-name="Mpr22" draw:text-style-name="MP3" draw:layer="backgroundobjects" svg:width="12.391cm" svg:height="12.18cm" svg:x="14.208cm" svg:y="4.912cm" presentation:class="title">
        <draw:text-box>
          <text:p text:style-name="MP4"><text:span text:style-name="MT2">Formatvorlagen des Textmasters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presentation:style-name="Master1-Layout4-twoObj-Zwei-Inhalt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Folienbildplatzhalter 1" presentation:style-name="Master1-Layout4-twoObj-Zwei-Inhalte-title" draw:layer="backgroundobjects" svg:width="14.848cm" svg:height="11.136cm" svg:x="3.075cm" svg:y="2.257cm" presentation:class="page"/>
        <draw:frame draw:name="Notizenplatzhalter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2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2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5-twoTxTwoObj-Vergleich" style:page-layout-name="PM1" draw:style-name="Mdp1">
      <draw:frame draw:name="Grafik 6" draw:style-name="Mgr3" draw:text-style-name="MP9" draw:layer="Master1-bg" svg:width="28cm" svg:height="1.79cm" svg:x="0cm" svg:y="19.21cm">
        <draw:image xlink:href="Pictures/10000201000011B3000001224AACB70A577CE6E7.png" xlink:type="simple" xlink:show="embed" xlink:actuate="onLoad">
          <text:p/>
        </draw:image>
      </draw:frame>
      <draw:frame draw:name="Titel 1" presentation:style-name="Mpr26" draw:text-style-name="MP3" draw:layer="backgroundobjects" svg:width="24.152cm" svg:height="4.057cm" svg:x="1.927cm" svg:y="1.12cm" presentation:class="title">
        <draw:text-box>
          <text:p text:style-name="MP12"><text:span text:style-name="MT9">Titelmasterformat durch Klicken bearbeiten</text:span></text:p>
        </draw:text-box>
      </draw:frame>
      <draw:frame draw:name="Textplatzhalter 2" presentation:style-name="Mpr27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4"><text:span text:style-name="MT11">Formatvorlagen des Textmasters bearbeiten</text:span></text:p>
            </text:list-item>
          </text:list>
        </draw:text-box>
      </draw:frame>
      <draw:frame draw:name="Inhaltsplatzhalter 3" presentation:style-name="Mpr28" draw:text-style-name="MP3" draw:layer="backgroundobjects" svg:width="11.849cm" svg:height="11.284cm" svg:x="1.927cm" svg:y="7.669cm" presentation:class="title">
        <draw:text-box>
          <text:p text:style-name="MP4"><text:span text:style-name="MT2">Formatvorlagen des Textmasters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Textplatzhalter 4" presentation:style-name="Mpr27" draw:text-style-name="MP3" draw:layer="backgroundobjects" svg:width="11.902cm" svg:height="2.522cm" svg:x="14.177cm" svg:y="5.146cm" presentation:class="outline">
        <draw:text-box>
          <text:list text:style-name="ML6">
            <text:list-item>
              <text:p text:style-name="MP4"><text:span text:style-name="MT11">Formatvorlagen des Textmasters bearbeiten</text:span></text:p>
            </text:list-item>
          </text:list>
        </draw:text-box>
      </draw:frame>
      <draw:frame draw:name="Inhaltsplatzhalter 5" presentation:style-name="Mpr28" draw:text-style-name="MP3" draw:layer="backgroundobjects" svg:width="11.902cm" svg:height="11.284cm" svg:x="14.177cm" svg:y="7.669cm" presentation:class="title">
        <draw:text-box>
          <text:p text:style-name="MP4"><text:span text:style-name="MT2">Formatvorlagen des Textmasters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presentation:notes style:page-layout-name="PM0">
        <draw:page-thumbnail draw:name="Folienbildplatzhalter 1" presentation:style-name="Master1-Layout5-twoTxTwoObj-Vergleich-title" draw:layer="backgroundobjects" svg:width="14.848cm" svg:height="11.136cm" svg:x="3.075cm" svg:y="2.257cm" presentation:class="page"/>
        <draw:frame draw:name="Notizenplatzhalter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1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1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6-titleOnly-Nur-Titel" style:page-layout-name="PM1" draw:style-name="Mdp1">
      <draw:frame draw:name="Grafik 2" draw:style-name="Mgr3" draw:text-style-name="MP9" draw:layer="Master1-bg" svg:width="28cm" svg:height="1.79cm" svg:x="0cm" svg:y="19.21cm">
        <draw:image xlink:href="Pictures/10000201000011B3000001224AACB70A577CE6E7.png" xlink:type="simple" xlink:show="embed" xlink:actuate="onLoad">
          <text:p/>
        </draw:image>
      </draw:frame>
      <draw:frame draw:name="Titel 1" presentation:style-name="Mpr32" draw:text-style-name="MP3" draw:layer="backgroundobjects" svg:width="25.199cm" svg:height="3.506cm" svg:x="1.4cm" svg:y="0.837cm" presentation:class="title">
        <draw:text-box>
          <text:p text:style-name="MP12"><text:span text:style-name="MT9">Titelmasterformat durch Klicken bearbeiten</text:span></text:p>
        </draw:text-box>
      </draw:frame>
      <presentation:notes style:page-layout-name="PM0">
        <draw:page-thumbnail draw:name="Folienbildplatzhalter 1" presentation:style-name="Master1-Layout6-titleOnly-Nur-Titel-title" draw:layer="backgroundobjects" svg:width="14.848cm" svg:height="11.136cm" svg:x="3.075cm" svg:y="2.257cm" presentation:class="page"/>
        <draw:frame draw:name="Notizenplatzhalter 2" presentation:style-name="Mpr3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7-blank-Leer" style:page-layout-name="PM1" draw:style-name="Mdp1">
      <draw:frame draw:name="Grafik 1" draw:style-name="Mgr3" draw:text-style-name="MP9" draw:layer="Master1-bg" svg:width="28cm" svg:height="1.79cm" svg:x="0cm" svg:y="19.21cm">
        <draw:image xlink:href="Pictures/10000201000011B3000001224AACB70A577CE6E7.png" xlink:type="simple" xlink:show="embed" xlink:actuate="onLoad">
          <text:p/>
        </draw:image>
      </draw:frame>
      <draw:frame presentation:style-name="Master1-Layout7-blank-Leer-title" draw:layer="backgroundobjects" svg:width="25.2cm" svg:height="3.505cm" svg:x="1.4cm" svg:y="0.837cm" presentation:class="title" presentation:placeholder="true">
        <draw:text-box/>
      </draw:frame>
      <draw:frame presentation:style-name="Master1-Layout7-blank-Leer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Folienbildplatzhalter 1" presentation:style-name="Master1-Layout7-blank-Leer-title" draw:layer="backgroundobjects" svg:width="14.848cm" svg:height="11.136cm" svg:x="3.075cm" svg:y="2.257cm" presentation:class="page"/>
        <draw:frame draw:name="Notizenplatzhalter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8-objTx-Inhalt-mit-Überschrift" style:page-layout-name="PM1" draw:style-name="Mdp1">
      <draw:frame draw:name="Grafik 4" draw:style-name="Mgr3" draw:text-style-name="MP9" draw:layer="Master1-bg" svg:width="28cm" svg:height="1.79cm" svg:x="0cm" svg:y="19.21cm">
        <draw:image xlink:href="Pictures/10000201000011B3000001224AACB70A577CE6E7.png" xlink:type="simple" xlink:show="embed" xlink:actuate="onLoad">
          <text:p/>
        </draw:image>
      </draw:frame>
      <draw:frame draw:name="Titel 1" presentation:style-name="Mpr39" draw:text-style-name="MP3" draw:layer="backgroundobjects" svg:width="9.031cm" svg:height="4.904cm" svg:x="1.927cm" svg:y="1.398cm" presentation:class="title">
        <draw:text-box>
          <text:p text:style-name="MP12"><text:span text:style-name="MT12">Titelmasterformat durch Klicken bearbeiten</text:span></text:p>
        </draw:text-box>
      </draw:frame>
      <draw:frame draw:name="Inhaltsplatzhalter 2" presentation:style-name="Mpr40" draw:text-style-name="MP3" draw:layer="backgroundobjects" svg:width="14.173cm" svg:height="14.923cm" svg:x="11.906cm" svg:y="3.025cm" presentation:class="title">
        <draw:text-box>
          <text:p text:style-name="MP4"><text:span text:style-name="MT2">Formatvorlagen des Textmasters bearbeiten</text:span><text:span text:style-name="MT2"><text:line-break/></text:span><text:span text:style-name="MT13">Zweite Ebene</text:span><text:span text:style-name="MT13"><text:line-break/></text:span><text:span text:style-name="MT3">Dritte Ebene</text:span><text:span text:style-name="MT3"><text:line-break/></text:span><text:span text:style-name="MT4">Vierte Ebene</text:span><text:span text:style-name="MT4"><text:line-break/></text:span><text:span text:style-name="MT4">Fünfte Ebene</text:span></text:p>
        </draw:text-box>
      </draw:frame>
      <draw:frame draw:name="Textplatzhalter 3" presentation:style-name="Mpr41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4">Formatvorlagen des Textmasters bearbeiten</text:span></text:p>
            </text:list-item>
          </text:list>
        </draw:text-box>
      </draw:frame>
      <presentation:notes style:page-layout-name="PM0">
        <draw:page-thumbnail draw:name="Folienbildplatzhalter 1" presentation:style-name="Master1-Layout8-objTx-Inhalt-mit-Überschrift-title" draw:layer="backgroundobjects" svg:width="14.848cm" svg:height="11.136cm" svg:x="3.075cm" svg:y="2.257cm" presentation:class="page"/>
        <draw:frame draw:name="Notizenplatzhalter 2" presentation:style-name="Mpr4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4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4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9-picTx-Bild-mit-Überschrift" style:page-layout-name="PM1" draw:style-name="Mdp1">
      <draw:frame draw:name="Grafik 4" draw:style-name="Mgr3" draw:text-style-name="MP9" draw:layer="Master1-bg" svg:width="28cm" svg:height="1.79cm" svg:x="0cm" svg:y="19.21cm">
        <draw:image xlink:href="Pictures/10000201000011B3000001224AACB70A577CE6E7.png" xlink:type="simple" xlink:show="embed" xlink:actuate="onLoad">
          <text:p/>
        </draw:image>
      </draw:frame>
      <draw:frame draw:name="Titel 1" presentation:style-name="Mpr45" draw:text-style-name="MP3" draw:layer="backgroundobjects" svg:width="9.031cm" svg:height="4.904cm" svg:x="1.927cm" svg:y="1.398cm" presentation:class="title">
        <draw:text-box>
          <text:p text:style-name="MP12"><text:span text:style-name="MT12">Titelmasterformat durch Klicken bearbeiten</text:span></text:p>
        </draw:text-box>
      </draw:frame>
      <draw:frame draw:name="Bildplatzhalter 2" presentation:style-name="Mpr46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Textplatzhalter 3" presentation:style-name="Mpr47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4">Formatvorlagen des Textmasters bearbeiten</text:span></text:p>
            </text:list-item>
          </text:list>
        </draw:text-box>
      </draw:frame>
      <presentation:notes style:page-layout-name="PM0">
        <draw:page-thumbnail draw:name="Folienbildplatzhalter 1" presentation:style-name="Master1-Layout9-picTx-Bild-mit-Überschrift-title" draw:layer="backgroundobjects" svg:width="14.848cm" svg:height="11.136cm" svg:x="3.075cm" svg:y="2.257cm" presentation:class="page"/>
        <draw:frame draw:name="Notizenplatzhalter 2" presentation:style-name="Mpr4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4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4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5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5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10-vertTx-Titel-und-vertikaler-Text" style:page-layout-name="PM1" draw:style-name="Mdp1">
      <draw:frame draw:name="Grafik 3" draw:style-name="Mgr3" draw:text-style-name="MP9" draw:layer="Master1-bg" svg:width="28cm" svg:height="1.79cm" svg:x="0cm" svg:y="19.21cm">
        <draw:image xlink:href="Pictures/10000201000011B3000001224AACB70A577CE6E7.png" xlink:type="simple" xlink:show="embed" xlink:actuate="onLoad">
          <text:p/>
        </draw:image>
      </draw:frame>
      <draw:frame draw:name="Titel 1" presentation:style-name="Mpr51" draw:text-style-name="MP3" draw:layer="backgroundobjects" svg:width="25.199cm" svg:height="3.506cm" svg:x="1.4cm" svg:y="0.837cm" presentation:class="title">
        <draw:text-box>
          <text:p text:style-name="MP12"><text:span text:style-name="MT9">Titelmasterformat durch Klicken bearbeiten</text:span></text:p>
        </draw:text-box>
      </draw:frame>
      <draw:frame draw:name="Vertikaler Textplatzhalter 2" presentation:style-name="Mpr52" draw:text-style-name="MP13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Formatvorlagen des Textmasters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Folienbildplatzhalter 1" presentation:style-name="Master1-Layout10-vertTx-Titel-und-vertikaler-Text-title" draw:layer="backgroundobjects" svg:width="14.848cm" svg:height="11.136cm" svg:x="3.075cm" svg:y="2.257cm" presentation:class="page"/>
        <draw:frame draw:name="Notizenplatzhalter 2" presentation:style-name="Mpr5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5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5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">
      <draw:frame draw:name="Grafik 3" draw:style-name="Mgr3" draw:text-style-name="MP9" draw:layer="Master1-bg" svg:width="28cm" svg:height="1.79cm" svg:x="0cm" svg:y="19.21cm">
        <draw:image xlink:href="Pictures/10000201000011B3000001224AACB70A577CE6E7.png" xlink:type="simple" xlink:show="embed" xlink:actuate="onLoad">
          <text:p/>
        </draw:image>
      </draw:frame>
      <draw:frame draw:name="Vertikaler Titel 1" presentation:style-name="Mpr56" draw:text-style-name="MP13" draw:layer="backgroundobjects" svg:width="6.297cm" svg:height="16.254cm" svg:x="20.302cm" svg:y="0.838cm" presentation:class="title">
        <draw:text-box>
          <text:p text:style-name="MP12"><text:span text:style-name="MT9">Titelmasterformat durch Klicken bearbeiten</text:span></text:p>
        </draw:text-box>
      </draw:frame>
      <draw:frame draw:name="Vertikaler Textplatzhalter 2" presentation:style-name="Mpr57" draw:text-style-name="MP13" draw:layer="backgroundobjects" svg:width="18.481cm" svg:height="16.254cm" svg:x="1.398cm" svg:y="0.838cm" presentation:class="outline">
        <draw:text-box>
          <text:list text:style-name="ML2">
            <text:list-item>
              <text:p text:style-name="MP4"><text:span text:style-name="MT2">Formatvorlagen des Textmasters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Folienbildplatzhalter 1" presentation:style-name="Master1-Layout11-vertTitleAndTx-Vertikaler-Titel-und-Text-title" draw:layer="backgroundobjects" svg:width="14.848cm" svg:height="11.136cm" svg:x="3.075cm" svg:y="2.257cm" presentation:class="page"/>
        <draw:frame draw:name="Notizenplatzhalter 2" presentation:style-name="Mpr5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2-Default-1" style:page-layout-name="PM1" draw:style-name="Mdp1">
      <draw:frame draw:name="Titelplatzhalter 1" presentation:style-name="Mpr61" draw:text-style-name="MP3" draw:layer="backgroundobjects" svg:width="25.199cm" svg:height="1.703cm" svg:x="1.4cm" svg:y="0.837cm" presentation:class="title">
        <draw:text-box>
          <text:p/>
        </draw:text-box>
      </draw:frame>
      <draw:frame draw:name="Textplatzhalter 2" presentation:style-name="Mpr62" draw:text-style-name="MP3" draw:layer="backgroundobjects" svg:width="25.199cm" svg:height="14.986cm" svg:x="1.4cm" svg:y="3.81cm" presentation:class="outline">
        <draw:text-box>
          <text:p/>
        </draw:text-box>
      </draw:frame>
      <draw:frame draw:name="Textfeld 3" draw:style-name="Mgr4" draw:text-style-name="MP1" draw:layer="backgroundobjects" svg:width="6.858cm" svg:height="0.806cm" svg:x="18.542cm" svg:y="19.514cm">
        <draw:text-box>
          <text:p text:style-name="MP2"><text:span text:style-name="MT15"><text:page-number>&lt;Foliennummer&gt;</text:page-number></text:span></text:p>
        </draw:text-box>
      </draw:frame>
      <draw:frame draw:style-name="Mgr3" draw:text-style-name="MP9" draw:layer="backgroundobjects" svg:width="27.841cm" svg:height="1.667cm" svg:x="0.08cm" svg:y="19.182cm">
        <draw:image xlink:href="Pictures/10000201000011950000010EED9547FE26C0BC30.png" xlink:type="simple" xlink:show="embed" xlink:actuate="onLoad">
          <text:p/>
        </draw:image>
      </draw:frame>
      <presentation:notes style:page-layout-name="PM0">
        <draw:page-thumbnail draw:name="Folienbildplatzhalter 1" presentation:style-name="Master2-Default-1-title" draw:layer="backgroundobjects" svg:width="14.848cm" svg:height="11.136cm" svg:x="3.075cm" svg:y="2.257cm" presentation:class="page"/>
        <draw:frame draw:name="Notizenplatzhalter 2" presentation:style-name="Mpr6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6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2-Layout1-title-Titelfolie" style:page-layout-name="PM1" draw:style-name="Mdp1">
      <draw:frame draw:name="Textfeld 3" draw:style-name="Mgr4" draw:text-style-name="MP1" draw:layer="Master2-bg" svg:width="6.858cm" svg:height="0.806cm" svg:x="18.542cm" svg:y="19.514cm">
        <draw:text-box>
          <text:p text:style-name="MP2"><text:span text:style-name="MT15"><text:page-number>&lt;Foliennummer&gt;</text:page-number></text:span></text:p>
        </draw:text-box>
      </draw:frame>
      <draw:frame draw:name="Grafik 4" draw:style-name="Mgr3" draw:text-style-name="MP9" draw:layer="Master2-bg" svg:width="27.841cm" svg:height="1.667cm" svg:x="0.08cm" svg:y="19.182cm">
        <draw:image xlink:href="Pictures/10000201000011950000010EED9547FE26C0BC30.png" xlink:type="simple" xlink:show="embed" xlink:actuate="onLoad">
          <text:p/>
        </draw:image>
      </draw:frame>
      <draw:frame draw:name="Titel 1" presentation:style-name="Mpr66" draw:text-style-name="MP3" draw:layer="backgroundobjects" svg:width="20.999cm" svg:height="7.311cm" svg:x="3.501cm" svg:y="3.435cm" presentation:class="title">
        <draw:text-box>
          <text:p text:style-name="MP10"><text:span text:style-name="MT7">Titelmasterformat durch Klicken bearbeiten</text:span></text:p>
        </draw:text-box>
      </draw:frame>
      <draw:frame draw:name="Untertitel 2" presentation:style-name="Mpr67" draw:text-style-name="MP3" draw:layer="backgroundobjects" svg:width="20.999cm" svg:height="5.071cm" svg:x="3.501cm" svg:y="11.029cm" presentation:class="subtitle">
        <draw:text-box>
          <text:p text:style-name="MP14"><text:span text:style-name="MT16">Formatvorlage des Untertitelmasters durch Klicken bearbeiten</text:span></text:p>
        </draw:text-box>
      </draw:frame>
      <presentation:notes style:page-layout-name="PM0">
        <draw:page-thumbnail draw:name="Folienbildplatzhalter 1" presentation:style-name="Master2-Layout1-title-Titelfolie-title" draw:layer="backgroundobjects" svg:width="14.848cm" svg:height="11.136cm" svg:x="3.075cm" svg:y="2.257cm" presentation:class="page"/>
        <draw:frame draw:name="Notizenplatzhalter 2" presentation:style-name="Mpr6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2-Layout2-obj-Titel-und-Inhalt" style:page-layout-name="PM1" draw:style-name="Mdp1">
      <draw:frame draw:name="Textfeld 3" draw:style-name="Mgr4" draw:text-style-name="MP1" draw:layer="Master2-bg" svg:width="6.858cm" svg:height="0.806cm" svg:x="18.542cm" svg:y="19.514cm">
        <draw:text-box>
          <text:p text:style-name="MP2"><text:span text:style-name="MT15"><text:page-number>&lt;Foliennummer&gt;</text:page-number></text:span></text:p>
        </draw:text-box>
      </draw:frame>
      <draw:frame draw:name="Grafik 4" draw:style-name="Mgr3" draw:text-style-name="MP9" draw:layer="Master2-bg" svg:width="27.841cm" svg:height="1.667cm" svg:x="0.08cm" svg:y="19.182cm">
        <draw:image xlink:href="Pictures/10000201000011950000010EED9547FE26C0BC30.png" xlink:type="simple" xlink:show="embed" xlink:actuate="onLoad">
          <text:p/>
        </draw:image>
      </draw:frame>
      <draw:frame draw:name="Titel 1" presentation:style-name="Mpr71" draw:text-style-name="MP3" draw:layer="backgroundobjects" svg:width="25.199cm" svg:height="1.703cm" svg:x="1.4cm" svg:y="0.837cm" presentation:class="title">
        <draw:text-box>
          <text:p text:style-name="MP12"><text:span text:style-name="MT9">Titelmasterformat durch Klicken bearbeiten</text:span></text:p>
        </draw:text-box>
      </draw:frame>
      <draw:frame draw:name="Inhaltsplatzhalter 2" presentation:style-name="Mpr71" draw:text-style-name="MP3" draw:layer="backgroundobjects" svg:width="25.199cm" svg:height="14.986cm" svg:x="1.4cm" svg:y="3.81cm" presentation:class="title">
        <draw:text-box>
          <text:list text:style-name="ML7">
            <text:list-item>
              <text:p text:style-name="MP15"><text:span text:style-name="MT17">Formatvorlagen des Textmasters bearbeiten</text:span><text:span text:style-name="MT17"><text:line-break/></text:span><text:span text:style-name="MT17">Zweite Ebene</text:span><text:span text:style-name="MT17"><text:line-break/></text:span><text:span text:style-name="MT17">Dritte Ebene</text:span><text:span text:style-name="MT17"><text:line-break/></text:span><text:span text:style-name="MT17">Vierte Ebene</text:span><text:span text:style-name="MT17"><text:line-break/></text:span><text:span text:style-name="MT17">Fünfte Ebene</text:span></text:p>
            </text:list-item>
          </text:list>
        </draw:text-box>
      </draw:frame>
      <presentation:notes style:page-layout-name="PM0">
        <draw:page-thumbnail draw:name="Folienbildplatzhalter 1" presentation:style-name="Master2-Layout2-obj-Titel-und-Inhalt-title" draw:layer="backgroundobjects" svg:width="14.848cm" svg:height="11.136cm" svg:x="3.075cm" svg:y="2.257cm" presentation:class="page"/>
        <draw:frame draw:name="Notizenplatzhalter 2" presentation:style-name="Mpr7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7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7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2-Layout3-secHead-Abschnitts-_a_überschrift" style:display-name="Master2-Layout3-secHead-Abschnitts-&#10;überschrift" style:page-layout-name="PM1" draw:style-name="Mdp1">
      <draw:frame draw:name="Textfeld 3" draw:style-name="Mgr4" draw:text-style-name="MP1" draw:layer="Master2-bg" svg:width="6.858cm" svg:height="0.806cm" svg:x="18.542cm" svg:y="19.514cm">
        <draw:text-box>
          <text:p text:style-name="MP2"><text:span text:style-name="MT15"><text:page-number>&lt;Foliennummer&gt;</text:page-number></text:span></text:p>
        </draw:text-box>
      </draw:frame>
      <draw:frame draw:name="Grafik 4" draw:style-name="Mgr3" draw:text-style-name="MP9" draw:layer="Master2-bg" svg:width="27.841cm" svg:height="1.667cm" svg:x="0.08cm" svg:y="19.182cm">
        <draw:image xlink:href="Pictures/10000201000011950000010EED9547FE26C0BC30.png" xlink:type="simple" xlink:show="embed" xlink:actuate="onLoad">
          <text:p/>
        </draw:image>
      </draw:frame>
      <draw:frame draw:name="Titel 1" presentation:style-name="Mpr75" draw:text-style-name="MP3" draw:layer="backgroundobjects" svg:width="24.152cm" svg:height="8.736cm" svg:x="1.909cm" svg:y="5.234cm" presentation:class="title">
        <draw:text-box>
          <text:p text:style-name="MP12"><text:span text:style-name="MT7">Titelmasterformat durch Klicken bearbeiten</text:span></text:p>
        </draw:text-box>
      </draw:frame>
      <draw:frame draw:name="Textplatzhalter 2" presentation:style-name="Mpr76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16"><text:span text:style-name="MT18">Formatvorlagen des Textmasters bearbeiten</text:span></text:p>
            </text:list-item>
          </text:list>
        </draw:text-box>
      </draw:frame>
      <presentation:notes style:page-layout-name="PM0">
        <draw:page-thumbnail draw:name="Folienbildplatzhalter 1" presentation:style-name="Master2-Layout3-secHead-Abschnitts-_a_überschrift-title" draw:layer="backgroundobjects" svg:width="14.848cm" svg:height="11.136cm" svg:x="3.075cm" svg:y="2.257cm" presentation:class="page"/>
        <draw:frame draw:name="Notizenplatzhalter 2" presentation:style-name="Mpr7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78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78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9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2-Layout4-twoObj-Zwei-Inhalte" style:page-layout-name="PM1" draw:style-name="Mdp1">
      <draw:frame draw:name="Textfeld 4" draw:style-name="Mgr4" draw:text-style-name="MP1" draw:layer="Master2-bg" svg:width="6.858cm" svg:height="0.806cm" svg:x="18.542cm" svg:y="19.514cm">
        <draw:text-box>
          <text:p text:style-name="MP2"><text:span text:style-name="MT15"><text:page-number>&lt;Foliennummer&gt;</text:page-number></text:span></text:p>
        </draw:text-box>
      </draw:frame>
      <draw:frame draw:name="Grafik 5" draw:style-name="Mgr3" draw:text-style-name="MP9" draw:layer="Master2-bg" svg:width="27.841cm" svg:height="1.667cm" svg:x="0.08cm" svg:y="19.182cm">
        <draw:image xlink:href="Pictures/10000201000011950000010EED9547FE26C0BC30.png" xlink:type="simple" xlink:show="embed" xlink:actuate="onLoad">
          <text:p/>
        </draw:image>
      </draw:frame>
      <draw:frame draw:name="Titel 1" presentation:style-name="Mpr80" draw:text-style-name="MP3" draw:layer="backgroundobjects" svg:width="25.199cm" svg:height="1.703cm" svg:x="1.4cm" svg:y="0.837cm" presentation:class="title">
        <draw:text-box>
          <text:p text:style-name="MP12"><text:span text:style-name="MT9">Titelmasterformat durch Klicken bearbeiten</text:span></text:p>
        </draw:text-box>
      </draw:frame>
      <draw:frame draw:name="Inhaltsplatzhalter 2" presentation:style-name="Mpr80" draw:text-style-name="MP3" draw:layer="backgroundobjects" svg:width="12.387cm" svg:height="14.984cm" svg:x="1.398cm" svg:y="3.81cm" presentation:class="title">
        <draw:text-box>
          <text:list text:style-name="ML7">
            <text:list-item>
              <text:p text:style-name="MP15"><text:span text:style-name="MT17">Formatvorlagen des Textmasters bearbeiten</text:span><text:span text:style-name="MT17"><text:line-break/></text:span><text:span text:style-name="MT17">Zweite Ebene</text:span><text:span text:style-name="MT17"><text:line-break/></text:span><text:span text:style-name="MT17">Dritte Ebene</text:span><text:span text:style-name="MT17"><text:line-break/></text:span><text:span text:style-name="MT17">Vierte Ebene</text:span><text:span text:style-name="MT17"><text:line-break/></text:span><text:span text:style-name="MT17">Fünfte Ebene</text:span></text:p>
            </text:list-item>
          </text:list>
        </draw:text-box>
      </draw:frame>
      <draw:frame draw:name="Inhaltsplatzhalter 3" presentation:style-name="Mpr80" draw:text-style-name="MP3" draw:layer="backgroundobjects" svg:width="12.391cm" svg:height="14.984cm" svg:x="14.208cm" svg:y="3.81cm" presentation:class="title">
        <draw:text-box>
          <text:list text:style-name="ML7">
            <text:list-item>
              <text:p text:style-name="MP15"><text:span text:style-name="MT17">Formatvorlagen des Textmasters bearbeiten</text:span><text:span text:style-name="MT17"><text:line-break/></text:span><text:span text:style-name="MT17">Zweite Ebene</text:span><text:span text:style-name="MT17"><text:line-break/></text:span><text:span text:style-name="MT17">Dritte Ebene</text:span><text:span text:style-name="MT17"><text:line-break/></text:span><text:span text:style-name="MT17">Vierte Ebene</text:span><text:span text:style-name="MT17"><text:line-break/></text:span><text:span text:style-name="MT17">Fünfte Ebene</text:span></text:p>
            </text:list-item>
          </text:list>
        </draw:text-box>
      </draw:frame>
      <presentation:notes style:page-layout-name="PM0">
        <draw:page-thumbnail draw:name="Folienbildplatzhalter 1" presentation:style-name="Master2-Layout4-twoObj-Zwei-Inhalte-title" draw:layer="backgroundobjects" svg:width="14.848cm" svg:height="11.136cm" svg:x="3.075cm" svg:y="2.257cm" presentation:class="page"/>
        <draw:frame draw:name="Notizenplatzhalter 2" presentation:style-name="Mpr8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8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8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8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8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2-Layout5-twoTxTwoObj-Vergleich" style:page-layout-name="PM1" draw:style-name="Mdp1">
      <draw:frame draw:name="Textfeld 6" draw:style-name="Mgr4" draw:text-style-name="MP1" draw:layer="Master2-bg" svg:width="6.858cm" svg:height="0.806cm" svg:x="18.542cm" svg:y="19.514cm">
        <draw:text-box>
          <text:p text:style-name="MP2"><text:span text:style-name="MT15"><text:page-number>&lt;Foliennummer&gt;</text:page-number></text:span></text:p>
        </draw:text-box>
      </draw:frame>
      <draw:frame draw:name="Grafik 7" draw:style-name="Mgr3" draw:text-style-name="MP9" draw:layer="Master2-bg" svg:width="27.841cm" svg:height="1.667cm" svg:x="0.08cm" svg:y="19.182cm">
        <draw:image xlink:href="Pictures/10000201000011950000010EED9547FE26C0BC30.png" xlink:type="simple" xlink:show="embed" xlink:actuate="onLoad">
          <text:p/>
        </draw:image>
      </draw:frame>
      <draw:frame draw:name="Titel 1" presentation:style-name="Mpr84" draw:text-style-name="MP3" draw:layer="backgroundobjects" svg:width="24.152cm" svg:height="4.057cm" svg:x="1.927cm" svg:y="1.12cm" presentation:class="title">
        <draw:text-box>
          <text:p text:style-name="MP12"><text:span text:style-name="MT9">Titelmasterformat durch Klicken bearbeiten</text:span></text:p>
        </draw:text-box>
      </draw:frame>
      <draw:frame draw:name="Textplatzhalter 2" presentation:style-name="Mpr85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16"><text:span text:style-name="MT19">Formatvorlagen des Textmasters bearbeiten</text:span></text:p>
            </text:list-item>
          </text:list>
        </draw:text-box>
      </draw:frame>
      <draw:frame draw:name="Inhaltsplatzhalter 3" presentation:style-name="Mpr84" draw:text-style-name="MP3" draw:layer="backgroundobjects" svg:width="11.849cm" svg:height="11.284cm" svg:x="1.927cm" svg:y="7.669cm" presentation:class="title">
        <draw:text-box>
          <text:list text:style-name="ML7">
            <text:list-item>
              <text:p text:style-name="MP15"><text:span text:style-name="MT17">Formatvorlagen des Textmasters bearbeiten</text:span><text:span text:style-name="MT17"><text:line-break/></text:span><text:span text:style-name="MT17">Zweite Ebene</text:span><text:span text:style-name="MT17"><text:line-break/></text:span><text:span text:style-name="MT17">Dritte Ebene</text:span><text:span text:style-name="MT17"><text:line-break/></text:span><text:span text:style-name="MT17">Vierte Ebene</text:span><text:span text:style-name="MT17"><text:line-break/></text:span><text:span text:style-name="MT17">Fünfte Ebene</text:span></text:p>
            </text:list-item>
          </text:list>
        </draw:text-box>
      </draw:frame>
      <draw:frame draw:name="Textplatzhalter 4" presentation:style-name="Mpr85" draw:text-style-name="MP3" draw:layer="backgroundobjects" svg:width="11.902cm" svg:height="2.522cm" svg:x="14.177cm" svg:y="5.146cm" presentation:class="outline">
        <draw:text-box>
          <text:list text:style-name="ML6">
            <text:list-item>
              <text:p text:style-name="MP16"><text:span text:style-name="MT19">Formatvorlagen des Textmasters bearbeiten</text:span></text:p>
            </text:list-item>
          </text:list>
        </draw:text-box>
      </draw:frame>
      <draw:frame draw:name="Inhaltsplatzhalter 5" presentation:style-name="Mpr84" draw:text-style-name="MP3" draw:layer="backgroundobjects" svg:width="11.902cm" svg:height="11.284cm" svg:x="14.177cm" svg:y="7.669cm" presentation:class="title">
        <draw:text-box>
          <text:list text:style-name="ML7">
            <text:list-item>
              <text:p text:style-name="MP15"><text:span text:style-name="MT17">Formatvorlagen des Textmasters bearbeiten</text:span><text:span text:style-name="MT17"><text:line-break/></text:span><text:span text:style-name="MT17">Zweite Ebene</text:span><text:span text:style-name="MT17"><text:line-break/></text:span><text:span text:style-name="MT17">Dritte Ebene</text:span><text:span text:style-name="MT17"><text:line-break/></text:span><text:span text:style-name="MT17">Vierte Ebene</text:span><text:span text:style-name="MT17"><text:line-break/></text:span><text:span text:style-name="MT17">Fünfte Ebene</text:span></text:p>
            </text:list-item>
          </text:list>
        </draw:text-box>
      </draw:frame>
      <presentation:notes style:page-layout-name="PM0">
        <draw:page-thumbnail draw:name="Folienbildplatzhalter 1" presentation:style-name="Master2-Layout5-twoTxTwoObj-Vergleich-title" draw:layer="backgroundobjects" svg:width="14.848cm" svg:height="11.136cm" svg:x="3.075cm" svg:y="2.257cm" presentation:class="page"/>
        <draw:frame draw:name="Notizenplatzhalter 2" presentation:style-name="Mpr8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8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8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8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8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2-Layout6-titleOnly-Nur-Titel" style:page-layout-name="PM1" draw:style-name="Mdp1">
      <draw:frame draw:name="Textfeld 2" draw:style-name="Mgr4" draw:text-style-name="MP1" draw:layer="Master2-bg" svg:width="6.858cm" svg:height="0.806cm" svg:x="18.542cm" svg:y="19.514cm">
        <draw:text-box>
          <text:p text:style-name="MP2"><text:span text:style-name="MT15"><text:page-number>&lt;Foliennummer&gt;</text:page-number></text:span></text:p>
        </draw:text-box>
      </draw:frame>
      <draw:frame draw:name="Grafik 3" draw:style-name="Mgr3" draw:text-style-name="MP9" draw:layer="Master2-bg" svg:width="27.841cm" svg:height="1.667cm" svg:x="0.08cm" svg:y="19.182cm">
        <draw:image xlink:href="Pictures/10000201000011950000010EED9547FE26C0BC30.png" xlink:type="simple" xlink:show="embed" xlink:actuate="onLoad">
          <text:p/>
        </draw:image>
      </draw:frame>
      <draw:frame draw:name="Titel 1" presentation:style-name="Mpr89" draw:text-style-name="MP3" draw:layer="backgroundobjects" svg:width="25.199cm" svg:height="1.703cm" svg:x="1.4cm" svg:y="0.837cm" presentation:class="title">
        <draw:text-box>
          <text:p text:style-name="MP12"><text:span text:style-name="MT9">Titelmasterformat durch Klicken bearbeiten</text:span></text:p>
        </draw:text-box>
      </draw:frame>
      <presentation:notes style:page-layout-name="PM0">
        <draw:page-thumbnail draw:name="Folienbildplatzhalter 1" presentation:style-name="Master2-Layout6-titleOnly-Nur-Titel-title" draw:layer="backgroundobjects" svg:width="14.848cm" svg:height="11.136cm" svg:x="3.075cm" svg:y="2.257cm" presentation:class="page"/>
        <draw:frame draw:name="Notizenplatzhalter 2" presentation:style-name="Mpr9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9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9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9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9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2-Layout7-blank-Leer" style:page-layout-name="PM1" draw:style-name="Mdp1">
      <draw:frame draw:name="Textfeld 1" draw:style-name="Mgr4" draw:text-style-name="MP1" draw:layer="Master2-bg" svg:width="6.858cm" svg:height="0.806cm" svg:x="18.542cm" svg:y="19.514cm">
        <draw:text-box>
          <text:p text:style-name="MP2"><text:span text:style-name="MT15"><text:page-number>&lt;Foliennummer&gt;</text:page-number></text:span></text:p>
        </draw:text-box>
      </draw:frame>
      <draw:frame draw:name="Grafik 2" draw:style-name="Mgr3" draw:text-style-name="MP9" draw:layer="Master2-bg" svg:width="27.841cm" svg:height="1.667cm" svg:x="0.08cm" svg:y="19.182cm">
        <draw:image xlink:href="Pictures/10000201000011950000010EED9547FE26C0BC30.png" xlink:type="simple" xlink:show="embed" xlink:actuate="onLoad">
          <text:p/>
        </draw:image>
      </draw:frame>
      <draw:frame presentation:style-name="Master2-Layout7-blank-Leer-title" draw:layer="backgroundobjects" svg:width="25.2cm" svg:height="3.505cm" svg:x="1.4cm" svg:y="0.837cm" presentation:class="title" presentation:placeholder="true">
        <draw:text-box/>
      </draw:frame>
      <draw:frame presentation:style-name="Master2-Layout7-blank-Leer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Folienbildplatzhalter 1" presentation:style-name="Master2-Layout7-blank-Leer-title" draw:layer="backgroundobjects" svg:width="14.848cm" svg:height="11.136cm" svg:x="3.075cm" svg:y="2.257cm" presentation:class="page"/>
        <draw:frame draw:name="Notizenplatzhalter 2" presentation:style-name="Mpr9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9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9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9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9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2-Layout8-objTx-Inhalt-mit-Überschrift" style:page-layout-name="PM1" draw:style-name="Mdp1">
      <draw:frame draw:name="Textfeld 4" draw:style-name="Mgr4" draw:text-style-name="MP1" draw:layer="Master2-bg" svg:width="6.858cm" svg:height="0.806cm" svg:x="18.542cm" svg:y="19.514cm">
        <draw:text-box>
          <text:p text:style-name="MP2"><text:span text:style-name="MT15"><text:page-number>&lt;Foliennummer&gt;</text:page-number></text:span></text:p>
        </draw:text-box>
      </draw:frame>
      <draw:frame draw:name="Grafik 5" draw:style-name="Mgr3" draw:text-style-name="MP9" draw:layer="Master2-bg" svg:width="27.841cm" svg:height="1.667cm" svg:x="0.08cm" svg:y="19.182cm">
        <draw:image xlink:href="Pictures/10000201000011950000010EED9547FE26C0BC30.png" xlink:type="simple" xlink:show="embed" xlink:actuate="onLoad">
          <text:p/>
        </draw:image>
      </draw:frame>
      <draw:frame draw:name="Titel 1" presentation:style-name="Mpr96" draw:text-style-name="MP3" draw:layer="backgroundobjects" svg:width="9.031cm" svg:height="4.904cm" svg:x="1.927cm" svg:y="1.398cm" presentation:class="title">
        <draw:text-box>
          <text:p text:style-name="MP12"><text:span text:style-name="MT12">Titelmasterformat durch Klicken bearbeiten</text:span></text:p>
        </draw:text-box>
      </draw:frame>
      <draw:frame draw:name="Inhaltsplatzhalter 2" presentation:style-name="Mpr97" draw:text-style-name="MP3" draw:layer="backgroundobjects" svg:width="14.173cm" svg:height="14.923cm" svg:x="11.906cm" svg:y="3.025cm" presentation:class="title">
        <draw:text-box>
          <text:list text:style-name="ML7">
            <text:list-item>
              <text:p text:style-name="MP15"><text:span text:style-name="MT20">Formatvorlagen des Textmasters bearbeiten</text:span><text:span text:style-name="MT20"><text:line-break/></text:span><text:span text:style-name="MT21">Zweite Ebene</text:span><text:span text:style-name="MT21"><text:line-break/></text:span><text:span text:style-name="MT16">Dritte Ebene</text:span><text:span text:style-name="MT16"><text:line-break/></text:span><text:span text:style-name="MT22">Vierte Ebene</text:span><text:span text:style-name="MT22"><text:line-break/></text:span><text:span text:style-name="MT22">Fünfte Ebene</text:span></text:p>
            </text:list-item>
          </text:list>
        </draw:text-box>
      </draw:frame>
      <draw:frame draw:name="Textplatzhalter 3" presentation:style-name="Mpr98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16"><text:span text:style-name="MT23">Formatvorlagen des Textmasters bearbeiten</text:span></text:p>
            </text:list-item>
          </text:list>
        </draw:text-box>
      </draw:frame>
      <presentation:notes style:page-layout-name="PM0">
        <draw:page-thumbnail draw:name="Folienbildplatzhalter 1" presentation:style-name="Master2-Layout8-objTx-Inhalt-mit-Überschrift-title" draw:layer="backgroundobjects" svg:width="14.848cm" svg:height="11.136cm" svg:x="3.075cm" svg:y="2.257cm" presentation:class="page"/>
        <draw:frame draw:name="Notizenplatzhalter 2" presentation:style-name="Mpr9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0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0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01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01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2-Layout9-picTx-Bild-mit-Überschrift" style:page-layout-name="PM1" draw:style-name="Mdp1">
      <draw:frame draw:name="Textfeld 4" draw:style-name="Mgr4" draw:text-style-name="MP1" draw:layer="Master2-bg" svg:width="6.858cm" svg:height="0.806cm" svg:x="18.542cm" svg:y="19.514cm">
        <draw:text-box>
          <text:p text:style-name="MP2"><text:span text:style-name="MT15"><text:page-number>&lt;Foliennummer&gt;</text:page-number></text:span></text:p>
        </draw:text-box>
      </draw:frame>
      <draw:frame draw:name="Grafik 5" draw:style-name="Mgr3" draw:text-style-name="MP9" draw:layer="Master2-bg" svg:width="27.841cm" svg:height="1.667cm" svg:x="0.08cm" svg:y="19.182cm">
        <draw:image xlink:href="Pictures/10000201000011950000010EED9547FE26C0BC30.png" xlink:type="simple" xlink:show="embed" xlink:actuate="onLoad">
          <text:p/>
        </draw:image>
      </draw:frame>
      <draw:frame draw:name="Titel 1" presentation:style-name="Mpr102" draw:text-style-name="MP3" draw:layer="backgroundobjects" svg:width="9.031cm" svg:height="4.904cm" svg:x="1.927cm" svg:y="1.398cm" presentation:class="title">
        <draw:text-box>
          <text:p text:style-name="MP12"><text:span text:style-name="MT12">Titelmasterformat durch Klicken bearbeiten</text:span></text:p>
        </draw:text-box>
      </draw:frame>
      <draw:frame draw:name="Bildplatzhalter 2" presentation:style-name="Mpr103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Textplatzhalter 3" presentation:style-name="Mpr104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16"><text:span text:style-name="MT23">Formatvorlagen des Textmasters bearbeiten</text:span></text:p>
            </text:list-item>
          </text:list>
        </draw:text-box>
      </draw:frame>
      <presentation:notes style:page-layout-name="PM0">
        <draw:page-thumbnail draw:name="Folienbildplatzhalter 1" presentation:style-name="Master2-Layout9-picTx-Bild-mit-Überschrift-title" draw:layer="backgroundobjects" svg:width="14.848cm" svg:height="11.136cm" svg:x="3.075cm" svg:y="2.257cm" presentation:class="page"/>
        <draw:frame draw:name="Notizenplatzhalter 2" presentation:style-name="Mpr10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0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0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0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0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2-Layout10-vertTx-Titel-und-vertikaler-Text" style:page-layout-name="PM1" draw:style-name="Mdp1">
      <draw:frame draw:name="Textfeld 3" draw:style-name="Mgr4" draw:text-style-name="MP1" draw:layer="Master2-bg" svg:width="6.858cm" svg:height="0.806cm" svg:x="18.542cm" svg:y="19.514cm">
        <draw:text-box>
          <text:p text:style-name="MP2"><text:span text:style-name="MT15"><text:page-number>&lt;Foliennummer&gt;</text:page-number></text:span></text:p>
        </draw:text-box>
      </draw:frame>
      <draw:frame draw:name="Grafik 4" draw:style-name="Mgr3" draw:text-style-name="MP9" draw:layer="Master2-bg" svg:width="27.841cm" svg:height="1.667cm" svg:x="0.08cm" svg:y="19.182cm">
        <draw:image xlink:href="Pictures/10000201000011950000010EED9547FE26C0BC30.png" xlink:type="simple" xlink:show="embed" xlink:actuate="onLoad">
          <text:p/>
        </draw:image>
      </draw:frame>
      <draw:frame draw:name="Titel 1" presentation:style-name="Mpr108" draw:text-style-name="MP3" draw:layer="backgroundobjects" svg:width="25.199cm" svg:height="1.703cm" svg:x="1.4cm" svg:y="0.837cm" presentation:class="title">
        <draw:text-box>
          <text:p text:style-name="MP12"><text:span text:style-name="MT9">Titelmasterformat durch Klicken bearbeiten</text:span></text:p>
        </draw:text-box>
      </draw:frame>
      <draw:frame draw:name="Vertikaler Textplatzhalter 2" presentation:style-name="Mpr109" draw:text-style-name="MP13" draw:layer="backgroundobjects" svg:width="25.199cm" svg:height="14.986cm" svg:x="1.4cm" svg:y="3.81cm" presentation:class="outline">
        <draw:text-box>
          <text:list text:style-name="ML2">
            <text:list-item>
              <text:p text:style-name="MP15"><text:span text:style-name="MT17">Formatvorlagen des Textmasters bearbeiten</text:span></text:p>
              <text:list>
                <text:list-item>
                  <text:p text:style-name="MP16"><text:span text:style-name="MT17">Zweite Ebene</text:span></text:p>
                  <text:list>
                    <text:list-item>
                      <text:p text:style-name="MP16"><text:span text:style-name="MT17">Dritte Ebene</text:span></text:p>
                      <text:list>
                        <text:list-item>
                          <text:p text:style-name="MP16"><text:span text:style-name="MT17">Vierte Ebene</text:span></text:p>
                          <text:list>
                            <text:list-item>
                              <text:p text:style-name="MP16"><text:span text:style-name="MT1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Folienbildplatzhalter 1" presentation:style-name="Master2-Layout10-vertTx-Titel-und-vertikaler-Text-title" draw:layer="backgroundobjects" svg:width="14.848cm" svg:height="11.136cm" svg:x="3.075cm" svg:y="2.257cm" presentation:class="page"/>
        <draw:frame draw:name="Notizenplatzhalter 2" presentation:style-name="Mpr11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1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1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2-Layout11-vertTitleAndTx-Vertikaler-Titel-und-Text" style:page-layout-name="PM1" draw:style-name="Mdp1">
      <draw:frame draw:name="Textfeld 3" draw:style-name="Mgr4" draw:text-style-name="MP1" draw:layer="Master2-bg" svg:width="6.858cm" svg:height="0.806cm" svg:x="18.542cm" svg:y="19.514cm">
        <draw:text-box>
          <text:p text:style-name="MP2"><text:span text:style-name="MT15"><text:page-number>&lt;Foliennummer&gt;</text:page-number></text:span></text:p>
        </draw:text-box>
      </draw:frame>
      <draw:frame draw:name="Grafik 4" draw:style-name="Mgr3" draw:text-style-name="MP9" draw:layer="Master2-bg" svg:width="27.841cm" svg:height="1.667cm" svg:x="0.08cm" svg:y="19.182cm">
        <draw:image xlink:href="Pictures/10000201000011950000010EED9547FE26C0BC30.png" xlink:type="simple" xlink:show="embed" xlink:actuate="onLoad">
          <text:p/>
        </draw:image>
      </draw:frame>
      <draw:frame draw:name="Vertikaler Titel 1" presentation:style-name="Mpr113" draw:text-style-name="MP13" draw:layer="backgroundobjects" svg:width="6.297cm" svg:height="17.956cm" svg:x="20.302cm" svg:y="0.838cm" presentation:class="title">
        <draw:text-box>
          <text:p text:style-name="MP12"><text:span text:style-name="MT9">Titelmasterformat durch Klicken bearbeiten</text:span></text:p>
        </draw:text-box>
      </draw:frame>
      <draw:frame draw:name="Vertikaler Textplatzhalter 2" presentation:style-name="Mpr114" draw:text-style-name="MP13" draw:layer="backgroundobjects" svg:width="18.481cm" svg:height="17.956cm" svg:x="1.398cm" svg:y="0.838cm" presentation:class="outline">
        <draw:text-box>
          <text:list text:style-name="ML2">
            <text:list-item>
              <text:p text:style-name="MP15"><text:span text:style-name="MT17">Formatvorlagen des Textmasters bearbeiten</text:span></text:p>
              <text:list>
                <text:list-item>
                  <text:p text:style-name="MP16"><text:span text:style-name="MT17">Zweite Ebene</text:span></text:p>
                  <text:list>
                    <text:list-item>
                      <text:p text:style-name="MP16"><text:span text:style-name="MT17">Dritte Ebene</text:span></text:p>
                      <text:list>
                        <text:list-item>
                          <text:p text:style-name="MP16"><text:span text:style-name="MT17">Vierte Ebene</text:span></text:p>
                          <text:list>
                            <text:list-item>
                              <text:p text:style-name="MP16"><text:span text:style-name="MT1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Folienbildplatzhalter 1" presentation:style-name="Master2-Layout11-vertTitleAndTx-Vertikaler-Titel-und-Text-title" draw:layer="backgroundobjects" svg:width="14.848cm" svg:height="11.136cm" svg:x="3.075cm" svg:y="2.257cm" presentation:class="page"/>
        <draw:frame draw:name="Notizenplatzhalter 2" presentation:style-name="Mpr11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1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1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1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1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Windows_x86 LibreOffice_project/07ac168c60a517dba0f0d7bc7540f5afa45f0909</meta:generator>
    <dc:title>Evaluate statistical feature selection and classification methods of sEMG signals</dc:title>
    <meta:initial-creator>Juri Fedjaev</meta:initial-creator>
    <meta:creation-date>2014-03-25T18:48:04Z</meta:creation-date>
    <dc:date>2017-05-21T23:15:31.580000000</dc:date>
    <meta:print-date>2014-03-26T16:06:29Z</meta:print-date>
    <meta:editing-cycles>308</meta:editing-cycles>
    <meta:editing-duration>PT2M19S</meta:editing-duration>
    <meta:document-statistic meta:object-count="273"/>
  </office:meta>
</office:document-meta>
</file>